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5.667cm" style:rel-column-width="2184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able_20_Contents">
      <style:text-properties fo:font-size="15pt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1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3" style:family="paragraph" style:parent-style-name="Standard">
      <style:text-properties fo:font-weight="normal"/>
    </style:style>
    <style:style style:name="P24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7" style:family="paragraph" style:parent-style-name="Text_20_body" style:list-style-name="L87">
      <style:text-properties style:font-size-asian="14pt"/>
    </style:style>
    <style:style style:name="P98" style:family="paragraph" style:parent-style-name="Text_20_body" style:list-style-name="L89">
      <style:text-properties style:font-size-asian="14pt"/>
    </style:style>
    <style:style style:name="P99" style:family="paragraph" style:parent-style-name="Text_20_body" style:list-style-name="L88"/>
    <style:style style:name="P100" style:family="paragraph" style:parent-style-name="Text_20_body" style:list-style-name="L90"/>
    <style:style style:name="P101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2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1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2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9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2" style:family="paragraph" style:parent-style-name="Text_20_body" style:list-style-name="L10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3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4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5" style:family="paragraph" style:parent-style-name="Text_20_body" style:list-style-name="L10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6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7" style:family="paragraph" style:parent-style-name="Text_20_body" style:list-style-name="L10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8" style:family="paragraph" style:parent-style-name="Text_20_body" style:list-style-name="L10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9" style:family="paragraph" style:parent-style-name="Text_20_body" style:list-style-name="L10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0" style:family="paragraph" style:parent-style-name="Text_20_body" style:list-style-name="L10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1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2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3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4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5" style:family="paragraph" style:parent-style-name="Text_20_body" style:list-style-name="L10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6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37" style:family="paragraph" style:parent-style-name="Text_20_body" style:list-style-name="L103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38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39" style:family="paragraph" style:parent-style-name="Text_20_body" style:list-style-name="L10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40" style:family="paragraph" style:parent-style-name="Text_20_body" style:list-style-name="L10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41" style:family="paragraph" style:parent-style-name="Text_20_body" style:list-style-name="L92">
      <style:paragraph-properties fo:margin-top="0cm" fo:margin-bottom="0cm" fo:line-height="168%" style:writing-mode="lr-tb"/>
    </style:style>
    <style:style style:name="P142" style:family="paragraph" style:parent-style-name="Text_20_body" style:list-style-name="L94">
      <style:paragraph-properties fo:margin-top="0cm" fo:margin-bottom="0cm" fo:line-height="168%" style:writing-mode="lr-tb"/>
    </style:style>
    <style:style style:name="P143" style:family="paragraph" style:parent-style-name="Text_20_body" style:list-style-name="L90">
      <style:paragraph-properties fo:margin-top="0cm" fo:margin-bottom="0cm"/>
    </style:style>
    <style:style style:name="P144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45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46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47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1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language-asian="ja" style:country-asian="JP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style:language-asian="ja" style:country-asian="JP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font-size-asian="14pt"/>
    </style:style>
    <style:style style:name="T13" style:family="text">
      <style:text-properties fo:color="#367889" style:font-name="lucida grande" fo:font-size="14pt" fo:font-weight="bold"/>
    </style:style>
    <style:style style:name="T14" style:family="text">
      <style:text-properties fo:color="#367889" style:font-name="lucida grande" fo:font-size="14pt" fo:font-weight="bold" fo:background-color="#f9f9f9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3"/>
      <text:p text:style-name="P23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3"/>
      <text:p text:style-name="P14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920585275450065325" text:style-name="L1">
        <text:list-item>
          <text:p text:style-name="P102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20">1</text:p>
          </table:table-cell>
          <table:table-cell table:style-name="表1.B1" office:value-type="string">
            <text:p text:style-name="P19">天気</text:p>
            <text:p text:style-name="P21">晴れ</text:p>
          </table:table-cell>
        </table:table-row>
        <table:table-row>
          <table:table-cell table:style-name="表1.A2" office:value-type="float" office:value="2">
            <text:p text:style-name="P20">2</text:p>
          </table:table-cell>
          <table:table-cell table:style-name="表1.B2" office:value-type="string">
            <text:p text:style-name="P19">餌やり</text:p>
            <text:list xml:id="list7871289926536005404" text:style-name="L2">
              <text:list-item>
                <text:p text:style-name="P24">３匹とも来る。</text:p>
              </text:list-item>
              <text:list-item>
                <text:p text:style-name="P24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4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20">3</text:p>
          </table:table-cell>
          <table:table-cell table:style-name="表1.B2" office:value-type="string">
            <text:p text:style-name="P19"><text:ruby text:style-name="Ru1"><text:ruby-base>身体</text:ruby-base><text:ruby-text>しんたい</text:ruby-text></text:ruby></text:p>
            <text:p text:style-name="P21">寝そべって、身体を捻るストレッチ、続けている。</text:p>
            <text:list xml:id="list6944852680220268581" text:style-name="L3">
              <text:list-item>
                <text:p text:style-name="P25">身体、捻り（左右）</text:p>
              </text:list-item>
              <text:list-item>
                <text:p text:style-name="P25">片足ずつ、両手で胸へ引き上げる</text:p>
              </text:list-item>
              <text:list-item>
                <text:p text:style-name="P25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20">15</text:p>
          </table:table-cell>
          <table:table-cell table:style-name="表1.B2" office:value-type="string">
            <text:p text:style-name="P19">その他</text:p>
            <text:list xml:id="list5181368729660526269" text:style-name="L4">
              <text:list-item>
                <text:p text:style-name="P26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6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20">14</text:p>
          </table:table-cell>
          <table:table-cell table:style-name="表1.B2" office:value-type="string">
            <text:p text:style-name="P19">新しい</text:p>
            <text:list xml:id="list540805475431589949" text:style-name="L5">
              <text:list-item>
                <text:p text:style-name="P27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2">明日</text:p>
      <text:p text:style-name="P8"/>
      <text:p text:style-name="P12">明日の、その先</text:p>
      <text:p text:style-name="P8"/>
      <text:p text:style-name="P6">[/ 20200103_071402]</text:p>
      <text:p text:style-name="P3"/>
      <text:p text:style-name="P16"/>
      <text:p text:style-name="P1"><text:soft-page-break/>------------------------------------------------------------</text:p>
      <text:p text:style-name="P6">[20200207_084511]</text:p>
      <text:list xml:id="list9093577620345254978" text:style-name="L6">
        <text:list-item>
          <text:p text:style-name="P103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20">1</text:p>
          </table:table-cell>
          <table:table-cell table:style-name="表3.B1" office:value-type="string">
            <text:p text:style-name="P19">天気</text:p>
          </table:table-cell>
          <table:table-cell table:style-name="表3.C1" office:value-type="string">
            <text:p text:style-name="P21">晴れ。雲あり</text:p>
          </table:table-cell>
        </table:table-row>
        <table:table-row>
          <table:table-cell table:style-name="表3.A2" office:value-type="float" office:value="2">
            <text:p text:style-name="P20">2</text:p>
          </table:table-cell>
          <table:table-cell table:style-name="表3.B2" office:value-type="string">
            <text:p text:style-name="P19">餌やり</text:p>
          </table:table-cell>
          <table:table-cell table:style-name="表3.C2" office:value-type="string">
            <text:list xml:id="list6758426750816230447" text:style-name="L7">
              <text:list-item>
                <text:p text:style-name="P28">ドンは来ない。クロ、来ない。</text:p>
              </text:list-item>
              <text:list-item>
                <text:p text:style-name="P28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20">3</text:p>
          </table:table-cell>
          <table:table-cell table:style-name="表3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1">背中と腰、変わらず。</text:p>
          </table:table-cell>
        </table:table-row>
        <table:table-row>
          <table:table-cell table:style-name="表3.A2" office:value-type="float" office:value="4">
            <text:p text:style-name="P20">4</text:p>
          </table:table-cell>
          <table:table-cell table:style-name="表3.B2" office:value-type="string">
            <text:p text:style-name="P19">思ったこと</text:p>
          </table:table-cell>
          <table:table-cell table:style-name="表3.C2" office:value-type="string">
            <text:p text:style-name="P21"/>
          </table:table-cell>
        </table:table-row>
        <table:table-row>
          <table:table-cell table:style-name="表3.A2" office:value-type="float" office:value="5">
            <text:p text:style-name="P20">5</text:p>
          </table:table-cell>
          <table:table-cell table:style-name="表3.B2" office:value-type="string">
            <text:p text:style-name="P19">出来事</text:p>
          </table:table-cell>
          <table:table-cell table:style-name="表3.C2" office:value-type="string">
            <text:p text:style-name="P21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20">6</text:p>
          </table:table-cell>
          <table:table-cell table:style-name="表3.B2" office:value-type="string">
            <text:p text:style-name="P19">止めた / 止めよう</text:p>
          </table:table-cell>
          <table:table-cell table:style-name="表3.C2" office:value-type="string">
            <text:p text:style-name="P21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20">7</text:p>
          </table:table-cell>
          <table:table-cell table:style-name="表3.B2" office:value-type="string">
            <text:p text:style-name="P19">始めた</text:p>
          </table:table-cell>
          <table:table-cell table:style-name="表3.C2" office:value-type="string">
            <text:p text:style-name="P21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2">8</text:p>
          </table:table-cell>
          <table:table-cell table:style-name="表3.B2" office:value-type="string">
            <text:p text:style-name="P19">気づいた</text:p>
          </table:table-cell>
          <table:table-cell table:style-name="表3.C2" office:value-type="string">
            <text:p text:style-name="P19"/>
          </table:table-cell>
        </table:table-row>
      </table:table>
      <text:p text:style-name="P8"/>
      <text:p text:style-name="P12">明日</text:p>
      <text:p text:style-name="P8"/>
      <text:p text:style-name="P12">明日の、その先</text:p>
      <text:p text:style-name="P8"/>
      <text:p text:style-name="P6"><text:soft-page-break/>[/ 20200207_085626]</text:p>
      <text:p text:style-name="P5"/>
      <text:p text:style-name="P16"/>
      <text:p text:style-name="P1">------------------------------------------------------------</text:p>
      <text:p text:style-name="P6">[20200209_160242]</text:p>
      <text:list xml:id="list7103997878385596363" text:style-name="L8">
        <text:list-item>
          <text:p text:style-name="P104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20">1</text:p>
          </table:table-cell>
          <table:table-cell table:style-name="表4.B1" office:value-type="string">
            <text:p text:style-name="P19">天気</text:p>
          </table:table-cell>
          <table:table-cell table:style-name="表4.C1" office:value-type="string">
            <text:p text:style-name="P21">晴れ。雲あり。</text:p>
          </table:table-cell>
        </table:table-row>
        <table:table-row>
          <table:table-cell table:style-name="表4.A2" office:value-type="float" office:value="2">
            <text:p text:style-name="P20">2</text:p>
          </table:table-cell>
          <table:table-cell table:style-name="表4.B2" office:value-type="string">
            <text:p text:style-name="P19">餌やり</text:p>
          </table:table-cell>
          <table:table-cell table:style-name="表4.C2" office:value-type="string">
            <text:p text:style-name="P21">ミケのみ。</text:p>
            <text:p text:style-name="P21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20">3</text:p>
          </table:table-cell>
          <table:table-cell table:style-name="表4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1">背中の痛み、変わらず。</text:p>
          </table:table-cell>
        </table:table-row>
        <table:table-row>
          <table:table-cell table:style-name="表4.A2" office:value-type="float" office:value="4">
            <text:p text:style-name="P20">4</text:p>
          </table:table-cell>
          <table:table-cell table:style-name="表4.B2" office:value-type="string">
            <text:p text:style-name="P19">思ったこと</text:p>
          </table:table-cell>
          <table:table-cell table:style-name="表4.C2" office:value-type="string">
            <text:p text:style-name="P21"/>
          </table:table-cell>
        </table:table-row>
        <table:table-row>
          <table:table-cell table:style-name="表4.A2" office:value-type="float" office:value="5">
            <text:p text:style-name="P20">5</text:p>
          </table:table-cell>
          <table:table-cell table:style-name="表4.B2" office:value-type="string">
            <text:p text:style-name="P19">出来事</text:p>
          </table:table-cell>
          <table:table-cell table:style-name="表4.C2" office:value-type="string">
            <text:p text:style-name="P21">東和、仕事の日。</text:p>
          </table:table-cell>
        </table:table-row>
        <table:table-row>
          <table:table-cell table:style-name="表4.A2" office:value-type="float" office:value="6">
            <text:p text:style-name="P20">6</text:p>
          </table:table-cell>
          <table:table-cell table:style-name="表4.B2" office:value-type="string">
            <text:p text:style-name="P19">止めた / 止めよう</text:p>
          </table:table-cell>
          <table:table-cell table:style-name="表4.C2" office:value-type="string">
            <text:list xml:id="list3785417646830046760" text:style-name="L9">
              <text:list-item>
                <text:p text:style-name="P29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9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20">7</text:p>
          </table:table-cell>
          <table:table-cell table:style-name="表4.B2" office:value-type="string">
            <text:p text:style-name="P19">始めた</text:p>
          </table:table-cell>
          <table:table-cell table:style-name="表4.C2" office:value-type="string">
            <text:p text:style-name="P21"/>
          </table:table-cell>
        </table:table-row>
        <table:table-row>
          <table:table-cell table:style-name="表4.A2" office:value-type="float" office:value="8">
            <text:p text:style-name="P22">8</text:p>
          </table:table-cell>
          <table:table-cell table:style-name="表4.B2" office:value-type="string">
            <text:p text:style-name="P19">気づいた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9">
            <text:p text:style-name="P22">9</text:p>
          </table:table-cell>
          <table:table-cell table:style-name="表4.B2" office:value-type="string">
            <text:p text:style-name="P21">行った</text:p>
          </table:table-cell>
          <table:table-cell table:style-name="表4.C2" office:value-type="string">
            <text:p text:style-name="P21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2">10</text:p>
          </table:table-cell>
          <table:table-cell table:style-name="表4.B2" office:value-type="string">
            <text:p text:style-name="P21">その他</text:p>
          </table:table-cell>
          <table:table-cell table:style-name="表4.C2" office:value-type="string">
            <text:p text:style-name="P19"/>
          </table:table-cell>
        </table:table-row>
      </table:table>
      <text:p text:style-name="P12">明日</text:p>
      <text:p text:style-name="P8"/>
      <text:p text:style-name="P12">明日の、その先</text:p>
      <text:p text:style-name="P8"/>
      <text:p text:style-name="P6">[/ 20200209_161523]</text:p>
      <text:p text:style-name="P5"/>
      <text:p text:style-name="P16"/>
      <text:p text:style-name="P1">------------------------------------------------------------</text:p>
      <text:p text:style-name="P6">[20200210_090529]</text:p>
      <text:list xml:id="list30565943" text:continue-list="list7103997878385596363" text:style-name="L8">
        <text:list-item>
          <text:p text:style-name="P104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20">1</text:p>
          </table:table-cell>
          <table:table-cell table:style-name="表7.B1" office:value-type="string">
            <text:p text:style-name="P19">天気</text:p>
          </table:table-cell>
          <table:table-cell table:style-name="表7.C1" office:value-type="string">
            <text:p text:style-name="P21">晴れ</text:p>
          </table:table-cell>
        </table:table-row>
        <table:table-row>
          <table:table-cell table:style-name="表7.A2" office:value-type="float" office:value="2">
            <text:p text:style-name="P20">2</text:p>
          </table:table-cell>
          <table:table-cell table:style-name="表7.B2" office:value-type="string">
            <text:p text:style-name="P19">餌やり</text:p>
          </table:table-cell>
          <table:table-cell table:style-name="表7.C2" office:value-type="string">
            <text:list xml:id="list8512420263492691051" text:style-name="L10">
              <text:list-item>
                <text:p text:style-name="P30">ドン、来る。擁壁の上から、歩道そばまで、伝い歩いて来る。</text:p>
              </text:list-item>
              <text:list-item>
                <text:p text:style-name="P30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20">3</text:p>
          </table:table-cell>
          <table:table-cell table:style-name="表7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1"/>
          </table:table-cell>
        </table:table-row>
        <table:table-row>
          <table:table-cell table:style-name="表7.A2" office:value-type="float" office:value="4">
            <text:p text:style-name="P20">4</text:p>
          </table:table-cell>
          <table:table-cell table:style-name="表7.B2" office:value-type="string">
            <text:p text:style-name="P19">思ったこと</text:p>
          </table:table-cell>
          <table:table-cell table:style-name="表7.C2" office:value-type="string">
            <text:list xml:id="list171075879038259856" text:style-name="L11">
              <text:list-item>
                <text:p text:style-name="P31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20">5</text:p>
          </table:table-cell>
          <table:table-cell table:style-name="表7.B2" office:value-type="string">
            <text:p text:style-name="P19">出来事</text:p>
          </table:table-cell>
          <table:table-cell table:style-name="表7.C2" office:value-type="string">
            <text:p text:style-name="P21"/>
          </table:table-cell>
        </table:table-row>
        <table:table-row>
          <table:table-cell table:style-name="表7.A2" office:value-type="float" office:value="6">
            <text:p text:style-name="P20">6</text:p>
          </table:table-cell>
          <table:table-cell table:style-name="表7.B2" office:value-type="string">
            <text:p text:style-name="P19">止めた / 止めよう</text:p>
          </table:table-cell>
          <table:table-cell table:style-name="表7.C2" office:value-type="string">
            <text:list xml:id="list8835481825546958253" text:style-name="L12">
              <text:list-item>
                <text:p text:style-name="P32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20">7</text:p>
          </table:table-cell>
          <table:table-cell table:style-name="表7.B2" office:value-type="string">
            <text:p text:style-name="P19">始めた</text:p>
          </table:table-cell>
          <table:table-cell table:style-name="表7.C2" office:value-type="string">
            <text:list xml:id="list281668462935741703" text:style-name="L13">
              <text:list-item>
                <text:p text:style-name="P33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2">8</text:p>
          </table:table-cell>
          <table:table-cell table:style-name="表7.B2" office:value-type="string">
            <text:p text:style-name="P19">気づいた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9">
            <text:p text:style-name="P22">9</text:p>
          </table:table-cell>
          <table:table-cell table:style-name="表7.B2" office:value-type="string">
            <text:p text:style-name="P21">行った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10">
            <text:p text:style-name="P22">10</text:p>
          </table:table-cell>
          <table:table-cell table:style-name="表7.B2" office:value-type="string">
            <text:p text:style-name="P21">その他</text:p>
          </table:table-cell>
          <table:table-cell table:style-name="表7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20200210_115719]</text:p>
      <text:p text:style-name="P16"/>
      <text:p text:style-name="P5"/>
      <text:p text:style-name="P1">------------------------------------------------------------</text:p>
      <text:p text:style-name="P6">[20200211_104414]</text:p>
      <text:list xml:id="list5572509031253059654" text:style-name="L14">
        <text:list-item>
          <text:p text:style-name="P105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20">1</text:p>
          </table:table-cell>
          <table:table-cell table:style-name="表8.B1" office:value-type="string">
            <text:p text:style-name="P19">天気</text:p>
          </table:table-cell>
          <table:table-cell table:style-name="表8.C1" office:value-type="string">
            <text:p text:style-name="P21">晴れ。</text:p>
          </table:table-cell>
        </table:table-row>
        <table:table-row>
          <table:table-cell table:style-name="表8.A2" office:value-type="float" office:value="2">
            <text:p text:style-name="P20">2</text:p>
          </table:table-cell>
          <table:table-cell table:style-name="表8.B2" office:value-type="string">
            <text:p text:style-name="P19">餌やり</text:p>
          </table:table-cell>
          <table:table-cell table:style-name="表8.C2" office:value-type="string">
            <text:list xml:id="list685769637241218798" text:style-name="L15">
              <text:list-item>
                <text:p text:style-name="P34">ドンのみ、７時半の回には来た。</text:p>
                <text:list>
                  <text:list-item>
                    <text:p text:style-name="P34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34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34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34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34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20">3</text:p>
          </table:table-cell>
          <table:table-cell table:style-name="表8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4">
            <text:p text:style-name="P20">4</text:p>
          </table:table-cell>
          <table:table-cell table:style-name="表8.B2" office:value-type="string">
            <text:p text:style-name="P19">思ったこと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5">
            <text:p text:style-name="P20">5</text:p>
          </table:table-cell>
          <table:table-cell table:style-name="表8.B2" office:value-type="string">
            <text:p text:style-name="P19">出来事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6">
            <text:p text:style-name="P20">6</text:p>
          </table:table-cell>
          <table:table-cell table:style-name="表8.B2" office:value-type="string">
            <text:p text:style-name="P19">止めた / 止めよう</text:p>
          </table:table-cell>
          <table:table-cell table:style-name="表8.C2" office:value-type="string">
            <text:list xml:id="list4410289255329924421" text:style-name="L16">
              <text:list-item>
                <text:p text:style-name="P35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20">7</text:p>
          </table:table-cell>
          <table:table-cell table:style-name="表8.B2" office:value-type="string">
            <text:p text:style-name="P19">始めた</text:p>
          </table:table-cell>
          <table:table-cell table:style-name="表8.C2" office:value-type="string">
            <text:list xml:id="list2309799584691969377" text:style-name="L17">
              <text:list-item>
                <text:p text:style-name="P36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2">8</text:p>
          </table:table-cell>
          <table:table-cell table:style-name="表8.B2" office:value-type="string">
            <text:p text:style-name="P19">気づいた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9">
            <text:p text:style-name="P22">9</text:p>
          </table:table-cell>
          <table:table-cell table:style-name="表8.B2" office:value-type="string">
            <text:p text:style-name="P21">行った</text:p>
          </table:table-cell>
          <table:table-cell table:style-name="表8.C2" office:value-type="string">
            <text:list xml:id="list7237361485157024034" text:style-name="L18">
              <text:list-item>
                <text:p text:style-name="P37">散髪。４時すぎだったか。今回は、タオルを持参するのを、思い出した。道具一式を持って、下へお利用とした時。</text:p>
              </text:list-item>
              <text:list-item>
                <text:p text:style-name="P37">机上の、物の配置。変えた。ディスプレイを、真ん中に。鉛筆立てを入れてある箱は、左端へ。</text:p>
              </text:list-item>
              <text:list-item>
                <text:p text:style-name="P37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2">10</text:p>
          </table:table-cell>
          <table:table-cell table:style-name="表8.B2" office:value-type="string">
            <text:p text:style-name="P21">その他</text:p>
          </table:table-cell>
          <table:table-cell table:style-name="表8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</text:p>
      <text:p text:style-name="P5"/>
      <text:p text:style-name="P16"/>
      <text:p text:style-name="P1">------------------------------------------------------------</text:p>
      <text:p text:style-name="P6">[XXX] 20200224_070341</text:p>
      <text:list xml:id="list30568935" text:continue-list="list30565943" text:style-name="L8">
        <text:list-item>
          <text:p text:style-name="P104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20">1</text:p>
          </table:table-cell>
          <table:table-cell table:style-name="表9.B1" office:value-type="string">
            <text:p text:style-name="P19">天気</text:p>
          </table:table-cell>
          <table:table-cell table:style-name="表9.C1" office:value-type="string">
            <text:p text:style-name="P21">晴れ。雲あり。</text:p>
          </table:table-cell>
        </table:table-row>
        <table:table-row>
          <table:table-cell table:style-name="表9.A2" office:value-type="float" office:value="2">
            <text:p text:style-name="P20">2</text:p>
          </table:table-cell>
          <table:table-cell table:style-name="表9.B2" office:value-type="string">
            <text:p text:style-name="P19">餌やり</text:p>
          </table:table-cell>
          <table:table-cell table:style-name="表9.C2" office:value-type="string">
            <text:list xml:id="list6929722619646338107" text:style-name="L19">
              <text:list-item>
                <text:p text:style-name="P38">ドン。来ない</text:p>
              </text:list-item>
              <text:list-item>
                <text:p text:style-name="P38">ミケ、クロ。来る。</text:p>
              </text:list-item>
              <text:list-item>
                <text:p text:style-name="P38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20">3</text:p>
          </table:table-cell>
          <table:table-cell table:style-name="表9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1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20">4</text:p>
          </table:table-cell>
          <table:table-cell table:style-name="表9.B2" office:value-type="string">
            <text:p text:style-name="P19">思ったこと</text:p>
          </table:table-cell>
          <table:table-cell table:style-name="表9.C2" office:value-type="string">
            <text:list xml:id="list6787137715874404201" text:style-name="L20">
              <text:list-item>
                <text:p text:style-name="P39">ウェスト氏のアルバムからの１曲。”Journey”。音楽の意味を、知らされた。</text:p>
              </text:list-item>
              <text:list-item>
                <text:p text:style-name="P39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20">5</text:p>
          </table:table-cell>
          <table:table-cell table:style-name="表9.B2" office:value-type="string">
            <text:p text:style-name="P19">出来事</text:p>
          </table:table-cell>
          <table:table-cell table:style-name="表9.C2" office:value-type="string">
            <text:list xml:id="list4508087088682593559" text:style-name="L21">
              <text:list-item>
                <text:p text:style-name="P40">コーネル・ウェスト氏の動画を観た。同氏の音楽アルバムの曲を１つ、聴いた。</text:p>
              </text:list-item>
              <text:list-item>
                <text:p text:style-name="P40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20">6</text:p>
          </table:table-cell>
          <table:table-cell table:style-name="表9.B2" office:value-type="string">
            <text:p text:style-name="P19">止めた / 止めよう</text:p>
          </table:table-cell>
          <table:table-cell table:style-name="表9.C2" office:value-type="string">
            <text:p text:style-name="P21"/>
          </table:table-cell>
        </table:table-row>
        <table:table-row>
          <table:table-cell table:style-name="表9.A2" office:value-type="float" office:value="7">
            <text:p text:style-name="P20">7</text:p>
          </table:table-cell>
          <table:table-cell table:style-name="表9.B2" office:value-type="string">
            <text:p text:style-name="P19">始めた</text:p>
          </table:table-cell>
          <table:table-cell table:style-name="表9.C2" office:value-type="string">
            <text:p text:style-name="P21"/>
          </table:table-cell>
        </table:table-row>
        <table:table-row>
          <table:table-cell table:style-name="表9.A2" office:value-type="float" office:value="8">
            <text:p text:style-name="P22">8</text:p>
          </table:table-cell>
          <table:table-cell table:style-name="表9.B2" office:value-type="string">
            <text:p text:style-name="P19">気づいた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9">
            <text:p text:style-name="P22">9</text:p>
          </table:table-cell>
          <table:table-cell table:style-name="表9.B2" office:value-type="string">
            <text:p text:style-name="P21">行った</text:p>
          </table:table-cell>
          <table:table-cell table:style-name="表9.C2" office:value-type="string">
            <text:list xml:id="list4315161363549613072" text:style-name="L22">
              <text:list-item>
                <text:p text:style-name="P41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2">10</text:p>
          </table:table-cell>
          <table:table-cell table:style-name="表9.B2" office:value-type="string">
            <text:p text:style-name="P21">その他</text:p>
          </table:table-cell>
          <table:table-cell table:style-name="表9.C2" office:value-type="string">
            <text:list xml:id="list6301109470761303867" text:style-name="L23">
              <text:list-item>
                <text:p text:style-name="P42">本。『光合成の世界』。化学式がわかるようになった。いくつかの分子。それらの化学式を、書き写した。</text:p>
              </text:list-item>
              <text:list-item>
                <text:p text:style-name="P42">本。『大学』。読み終えたのは、一昨日か。朱子の、『章句』の箇所も、読んだ。</text:p>
              </text:list-item>
              <text:list-item>
                <text:p text:style-name="P42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<text:soft-page-break/>明日の、その先</text:p>
      <text:p text:style-name="P8"/>
      <text:p text:style-name="P6">[/ XXX]<text:span text:style-name="T10"> 20200224_071602</text:span></text:p>
      <text:p text:style-name="P5"/>
      <text:p text:style-name="P16"/>
      <text:p text:style-name="P1">------------------------------------------------------------</text:p>
      <text:p text:style-name="P6">[XXX] 20200226_072103</text:p>
      <text:list xml:id="list30589133" text:continue-list="list30568935" text:style-name="L8">
        <text:list-item>
          <text:p text:style-name="P104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20">1</text:p>
          </table:table-cell>
          <table:table-cell table:style-name="表10.B1" office:value-type="string">
            <text:p text:style-name="P19">天気</text:p>
          </table:table-cell>
          <table:table-cell table:style-name="表10.C1" office:value-type="string">
            <text:p text:style-name="P21">晴れ。</text:p>
          </table:table-cell>
        </table:table-row>
        <table:table-row>
          <table:table-cell table:style-name="表10.A2" office:value-type="float" office:value="2">
            <text:p text:style-name="P20">2</text:p>
          </table:table-cell>
          <table:table-cell table:style-name="表10.B2" office:value-type="string">
            <text:p text:style-name="P19">餌やり</text:p>
          </table:table-cell>
          <table:table-cell table:style-name="表10.C2" office:value-type="string">
            <text:list xml:id="list5438985646829818040" text:style-name="L24">
              <text:list-item>
                <text:p text:style-name="P43">ドンは来なかった。ミケは、また下に下ろして、腰を摩ってあげた。</text:p>
              </text:list-item>
              <text:list-item>
                <text:p text:style-name="P43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20">3</text:p>
          </table:table-cell>
          <table:table-cell table:style-name="表10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4">
            <text:p text:style-name="P20">4</text:p>
          </table:table-cell>
          <table:table-cell table:style-name="表10.B2" office:value-type="string">
            <text:p text:style-name="P19">思ったこと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5">
            <text:p text:style-name="P20">5</text:p>
          </table:table-cell>
          <table:table-cell table:style-name="表10.B2" office:value-type="string">
            <text:p text:style-name="P19">出来事</text:p>
          </table:table-cell>
          <table:table-cell table:style-name="表10.C2" office:value-type="string">
            <text:list xml:id="list3098847271079388888" text:style-name="L25">
              <text:list-item>
                <text:p text:style-name="P44">山下歯科へ。元々は、先週の木曜に行く予定だった。忘れていた。歯科から、ユジョンさんが電話をかけてきた。</text:p>
              </text:list-item>
              <text:list-item>
                <text:p text:style-name="P44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20">6</text:p>
          </table:table-cell>
          <table:table-cell table:style-name="表10.B2" office:value-type="string">
            <text:p text:style-name="P19">止めた / 止め<text:soft-page-break/>よう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7">
            <text:p text:style-name="P20">7</text:p>
          </table:table-cell>
          <table:table-cell table:style-name="表10.B2" office:value-type="string">
            <text:p text:style-name="P19">始めた</text:p>
          </table:table-cell>
          <table:table-cell table:style-name="表10.C2" office:value-type="string">
            <text:list xml:id="list3094918077707818927" text:style-name="L26">
              <text:list-item>
                <text:p text:style-name="P45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2">8</text:p>
          </table:table-cell>
          <table:table-cell table:style-name="表10.B2" office:value-type="string">
            <text:p text:style-name="P19">気づいた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9">
            <text:p text:style-name="P22">9</text:p>
          </table:table-cell>
          <table:table-cell table:style-name="表10.B2" office:value-type="string">
            <text:p text:style-name="P21">行った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10">
            <text:p text:style-name="P22">10</text:p>
          </table:table-cell>
          <table:table-cell table:style-name="表10.B2" office:value-type="string">
            <text:p text:style-name="P21">その他</text:p>
          </table:table-cell>
          <table:table-cell table:style-name="表10.C2" office:value-type="string">
            <text:list xml:id="list6702381771152556071" text:style-name="L27">
              <text:list-item>
                <text:p text:style-name="P46"><office:annotation office:name="__Annotation__1352_1244671686"><dc:creator>iwabuchi ken</dc:creator><dc:date>2020-02-26T07:28:41.83</dc:date><text:p text:style-name="P148"><text:span text:style-name="T15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6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6">自転車 자전거 に加えて、スクーターなど、２輪自動車も、駐輪できる。</text:p>
                  </text:list-item>
                  <text:list-item>
                    <text:p text:style-name="P46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226_073827</text:p>
      <text:p text:style-name="P5"/>
      <text:p text:style-name="P16"/>
      <text:p text:style-name="P1">------------------------------------------------------------</text:p>
      <text:p text:style-name="P6"><text:soft-page-break/>[XXX] 20200305_071734</text:p>
      <text:list xml:id="list30576392" text:continue-list="list30589133" text:style-name="L8">
        <text:list-item>
          <text:p text:style-name="P104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20">1</text:p>
          </table:table-cell>
          <table:table-cell table:style-name="表11.B1" office:value-type="string">
            <text:p text:style-name="P19">天気</text:p>
          </table:table-cell>
          <table:table-cell table:style-name="表11.C1" office:value-type="string">
            <text:p text:style-name="P21">晴れ。</text:p>
          </table:table-cell>
        </table:table-row>
        <table:table-row>
          <table:table-cell table:style-name="表11.A2" office:value-type="float" office:value="2">
            <text:p text:style-name="P20">2</text:p>
          </table:table-cell>
          <table:table-cell table:style-name="表11.B2" office:value-type="string">
            <text:p text:style-name="P19">餌やり</text:p>
          </table:table-cell>
          <table:table-cell table:style-name="表11.C2" office:value-type="string">
            <text:list xml:id="list2758699158945819813" text:style-name="L28">
              <text:list-item>
                <text:p text:style-name="P47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7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7">ミケは、１週間ぐらい前からか、地面に下ろして、腰を摩って上げている。</text:p>
                <text:list>
                  <text:list-item>
                    <text:p text:style-name="P47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20">7</text:p>
          </table:table-cell>
          <table:table-cell table:style-name="表11.B2" office:value-type="string">
            <text:p text:style-name="P19">始めた</text:p>
          </table:table-cell>
          <table:table-cell table:style-name="表11.C2" office:value-type="string">
            <text:list xml:id="list4504844103013265426" text:style-name="L29">
              <text:list-item>
                <text:p text:style-name="P48">腰に当てるクッション</text:p>
                <text:list>
                  <text:list-item>
                    <text:p text:style-name="P48">昨日の夜、クッションを布団に入れて、腰に当てて、寝た。</text:p>
                  </text:list-item>
                  <text:list-item>
                    <text:p text:style-name="P48">クッションは、以前に、防災頭巾として自作したもの。タンスの中に入れていた。</text:p>
                  </text:list-item>
                  <text:list-item>
                    <text:p text:style-name="P48">もちろん、寝ていると、身体を動かすものだから、クッションから、腰はずれる。それはそれ。</text:p>
                  </text:list-item>
                  <text:list-item>
                    <text:p text:style-name="P48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8">目薬。</text:p>
                <text:list>
                  <text:list-item>
                    <text:p text:style-name="P48">クリエイトで、目薬を買った。３月２<text:soft-page-break/>日。（そのように、ボトルに書いてある）</text:p>
                  </text:list-item>
                  <text:list-item>
                    <text:p text:style-name="P48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8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2">10</text:p>
          </table:table-cell>
          <table:table-cell table:style-name="表11.B2" office:value-type="string">
            <text:p text:style-name="P21">その他</text:p>
          </table:table-cell>
          <table:table-cell table:style-name="表11.C2" office:value-type="string">
            <text:list xml:id="list5837589311481182350" text:style-name="L30">
              <text:list-item>
                <text:p text:style-name="P49">洗面のとき。</text:p>
                <text:list>
                  <text:list-item>
                    <text:p text:style-name="P49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9">それから、口のゆすぎに移る。</text:p>
                  </text:list-item>
                  <text:list-item>
                    <text:p text:style-name="P49">このようにして、お湯のボタンを切り忘れることを、予防する。</text:p>
                  </text:list-item>
                  <text:list-item>
                    <text:p text:style-name="P49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9">飲み物作り。紅茶。</text:p>
                <text:list>
                  <text:list-item>
                    <text:p text:style-name="P49">以前は、やかんを使っていた。一度に、ペットボトル、２本。</text:p>
                  </text:list-item>
                  <text:list-item>
                    <text:p text:style-name="P49">１ヶ月ぐらい前からか、両手鍋を使っている。そうめんを茹でたりするのに使っているもの。</text:p>
                  </text:list-item>
                  <text:list-item>
                    <text:p text:style-name="P49">この鍋を使うと、一度に、ペット３本分ぐらいを、作れる。</text:p>
                  </text:list-item>
                </text:list>
              </text:list-item>
              <text:list-item>
                <text:p text:style-name="P49">山下歯科</text:p>
                <text:list>
                  <text:list-item>
                    <text:p text:style-name="P49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9">翌週の火曜、２５日に、改めて、予約を入れてもらった。</text:p>
                  </text:list-item>
                </text:list>
              </text:list-item>
              <text:list-item>
                <text:p text:style-name="P49">山下歯科。もう一つ、初めてのこと。</text:p>
                <text:list>
                  <text:list-item>
                    <text:p text:style-name="P49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9">鳥の声のビデオ。</text:p>
                <text:list>
                  <text:list-item>
                    <text:p text:style-name="P49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<text:span text:style-name="T10"> 20200305_073754</text:span></text:p>
      <text:p text:style-name="P5"/>
      <text:p text:style-name="P16"/>
      <text:p text:style-name="P5"/>
      <text:p text:style-name="P1">------------------------------------------------------------</text:p>
      <text:p text:style-name="P6">[XXX] 20200308_073104</text:p>
      <text:list xml:id="list557788691689224041" text:style-name="L31">
        <text:list-item>
          <text:p text:style-name="P106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20">1</text:p>
          </table:table-cell>
          <table:table-cell table:style-name="表12.B1" office:value-type="string">
            <text:p text:style-name="P19">天気</text:p>
          </table:table-cell>
          <table:table-cell table:style-name="表12.C1" office:value-type="string">
            <text:p text:style-name="P21">晴れ</text:p>
          </table:table-cell>
        </table:table-row>
        <text:soft-page-break/>
        <table:table-row>
          <table:table-cell table:style-name="表12.A2" office:value-type="float" office:value="2">
            <text:p text:style-name="P20">2</text:p>
          </table:table-cell>
          <table:table-cell table:style-name="表12.B2" office:value-type="string">
            <text:p text:style-name="P19">餌やり</text:p>
          </table:table-cell>
          <table:table-cell table:style-name="表12.C2" office:value-type="string">
            <text:list xml:id="list6079091988890248300" text:style-name="L32">
              <text:list-item>
                <text:p text:style-name="P50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50">ミケだけが来る。下に降ろす。腰さすり。しばらくしてから、壁に上げる。ペースト。そして、固形。</text:p>
              </text:list-item>
              <text:list-item>
                <text:p text:style-name="P50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50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20">3</text:p>
          </table:table-cell>
          <table:table-cell table:style-name="表1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6921127397830378948" text:style-name="L33">
              <text:list-item>
                <text:p text:style-name="P51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20">4</text:p>
          </table:table-cell>
          <table:table-cell table:style-name="表12.B2" office:value-type="string">
            <text:p text:style-name="P19">思ったこと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5">
            <text:p text:style-name="P20">5</text:p>
          </table:table-cell>
          <table:table-cell table:style-name="表12.B2" office:value-type="string">
            <text:p text:style-name="P19">出来事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6">
            <text:p text:style-name="P20">6</text:p>
          </table:table-cell>
          <table:table-cell table:style-name="表12.B2" office:value-type="string">
            <text:p text:style-name="P19">止めた / 止めよう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7">
            <text:p text:style-name="P20">7</text:p>
          </table:table-cell>
          <table:table-cell table:style-name="表12.B2" office:value-type="string">
            <text:p text:style-name="P19">始めた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8">
            <text:p text:style-name="P22">8</text:p>
          </table:table-cell>
          <table:table-cell table:style-name="表12.B2" office:value-type="string">
            <text:p text:style-name="P19">気づいた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9">
            <text:p text:style-name="P22">9</text:p>
          </table:table-cell>
          <table:table-cell table:style-name="表12.B2" office:value-type="string">
            <text:p text:style-name="P21">行った</text:p>
          </table:table-cell>
          <table:table-cell table:style-name="表12.C2" office:value-type="string">
            <text:list xml:id="list2975948928036103986" text:style-name="L34">
              <text:list-item>
                <text:p text:style-name="P52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52"><text:soft-page-break/>ももひき。繕いを行う。５８分、使う。</text:p>
              </text:list-item>
              <text:list-item>
                <text:p text:style-name="P52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2">10</text:p>
          </table:table-cell>
          <table:table-cell table:style-name="表12.B2" office:value-type="string">
            <text:p text:style-name="P21">その他</text:p>
          </table:table-cell>
          <table:table-cell table:style-name="表12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08_075158</text:p>
      <text:p text:style-name="P5"/>
      <text:p text:style-name="P16"/>
      <text:p text:style-name="P1">------------------------------------------------------------</text:p>
      <text:p text:style-name="P6">[XXX] 20200309_074427</text:p>
      <text:list xml:id="list326082116565412855" text:style-name="L35">
        <text:list-item>
          <text:p text:style-name="P107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20">1</text:p>
          </table:table-cell>
          <table:table-cell table:style-name="表13.B1" office:value-type="string">
            <text:p text:style-name="P19">天気</text:p>
          </table:table-cell>
          <table:table-cell table:style-name="表13.C1" office:value-type="string">
            <text:p text:style-name="P21">晴れ</text:p>
          </table:table-cell>
        </table:table-row>
        <table:table-row>
          <table:table-cell table:style-name="表13.A2" office:value-type="float" office:value="2">
            <text:p text:style-name="P20">2</text:p>
          </table:table-cell>
          <table:table-cell table:style-name="表13.B2" office:value-type="string">
            <text:p text:style-name="P19">餌やり</text:p>
          </table:table-cell>
          <table:table-cell table:style-name="表13.C2" office:value-type="string">
            <text:list xml:id="list6463714340009408184" text:style-name="L36">
              <text:list-item>
                <text:p text:style-name="P53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20">3</text:p>
          </table:table-cell>
          <table:table-cell table:style-name="表13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4265708034566889865" text:style-name="L37">
              <text:list-item>
                <text:p text:style-name="P54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20">4</text:p>
          </table:table-cell>
          <table:table-cell table:style-name="表13.B2" office:value-type="string">
            <text:p text:style-name="P19">思ったこと</text:p>
          </table:table-cell>
          <table:table-cell table:style-name="表13.C2" office:value-type="string">
            <text:p text:style-name="P21"/>
          </table:table-cell>
        </table:table-row>
        <text:soft-page-break/>
        <table:table-row>
          <table:table-cell table:style-name="表13.A2" office:value-type="float" office:value="5">
            <text:p text:style-name="P20">5</text:p>
          </table:table-cell>
          <table:table-cell table:style-name="表13.B2" office:value-type="string">
            <text:p text:style-name="P19">出来事</text:p>
          </table:table-cell>
          <table:table-cell table:style-name="表13.C2" office:value-type="string">
            <text:list xml:id="list7842314407618274847" text:style-name="L38">
              <text:list-item>
                <text:p text:style-name="P55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20">6</text:p>
          </table:table-cell>
          <table:table-cell table:style-name="表13.B2" office:value-type="string">
            <text:p text:style-name="P19">止めた / 止めよう</text:p>
          </table:table-cell>
          <table:table-cell table:style-name="表13.C2" office:value-type="string">
            <text:p text:style-name="P21"/>
          </table:table-cell>
        </table:table-row>
        <table:table-row>
          <table:table-cell table:style-name="表13.A2" office:value-type="float" office:value="7">
            <text:p text:style-name="P20">7</text:p>
          </table:table-cell>
          <table:table-cell table:style-name="表13.B2" office:value-type="string">
            <text:p text:style-name="P19">始めた</text:p>
          </table:table-cell>
          <table:table-cell table:style-name="表13.C2" office:value-type="string">
            <text:p text:style-name="P21"/>
          </table:table-cell>
        </table:table-row>
        <table:table-row>
          <table:table-cell table:style-name="表13.A2" office:value-type="float" office:value="8">
            <text:p text:style-name="P22">8</text:p>
          </table:table-cell>
          <table:table-cell table:style-name="表13.B2" office:value-type="string">
            <text:p text:style-name="P19">気づいた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9">
            <text:p text:style-name="P22">9</text:p>
          </table:table-cell>
          <table:table-cell table:style-name="表13.B2" office:value-type="string">
            <text:p text:style-name="P21">行った</text:p>
          </table:table-cell>
          <table:table-cell table:style-name="表13.C2" office:value-type="string">
            <text:list xml:id="list1246921670570719094" text:style-name="L39">
              <text:list-item>
                <text:p text:style-name="P56">『人工光合成』。</text:p>
                <text:list>
                  <text:list-item>
                    <text:p text:style-name="P56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6">ポル<text:span text:style-name="T11">フィン</text:span>と、ポル<text:span text:style-name="T11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6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6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2">10</text:p>
          </table:table-cell>
          <table:table-cell table:style-name="表13.B2" office:value-type="string">
            <text:p text:style-name="P21">その他</text:p>
          </table:table-cell>
          <table:table-cell table:style-name="表13.C2" office:value-type="string">
            <text:list xml:id="list1494646226909428727" text:style-name="L40">
              <text:list-item>
                <text:p text:style-name="P57">マンデルさんの本。昨日は読んでいない。これまでに、読み活動の中で知り得たことは：</text:p>
                <text:list>
                  <text:list-item>
                    <text:p text:style-name="P57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7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09_083040</text:p>
      <text:p text:style-name="P5"/>
      <text:p text:style-name="P16"><text:soft-page-break/></text:p>
      <text:p text:style-name="P5"/>
      <text:p text:style-name="P1">------------------------------------------------------------</text:p>
      <text:p text:style-name="P6">[XXX] 20200310_074031</text:p>
      <text:list xml:id="list30572947" text:continue-list="list326082116565412855" text:style-name="L35">
        <text:list-item>
          <text:p text:style-name="P107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20">1</text:p>
          </table:table-cell>
          <table:table-cell table:style-name="表14.B1" office:value-type="string">
            <text:p text:style-name="P19">天気</text:p>
          </table:table-cell>
          <table:table-cell table:style-name="表14.C1" office:value-type="string">
            <text:p text:style-name="P21">晴れ。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9">餌やり</text:p>
          </table:table-cell>
          <table:table-cell table:style-name="表14.C2" office:value-type="string">
            <text:list xml:id="list6378710983650756147" text:style-name="L41">
              <text:list-item>
                <text:p text:style-name="P58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8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8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20">3</text:p>
          </table:table-cell>
          <table:table-cell table:style-name="表14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4">
            <text:p text:style-name="P20">4</text:p>
          </table:table-cell>
          <table:table-cell table:style-name="表14.B2" office:value-type="string">
            <text:p text:style-name="P19">思ったこと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5">
            <text:p text:style-name="P20">5</text:p>
          </table:table-cell>
          <table:table-cell table:style-name="表14.B2" office:value-type="string">
            <text:p text:style-name="P19">出来事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6">
            <text:p text:style-name="P20">6</text:p>
          </table:table-cell>
          <table:table-cell table:style-name="表14.B2" office:value-type="string">
            <text:p text:style-name="P19">止めた / 止め<text:soft-page-break/>よう</text:p>
          </table:table-cell>
          <table:table-cell table:style-name="表14.C2" office:value-type="string">
            <text:list xml:id="list3167006405104477278" text:style-name="L42">
              <text:list-item>
                <text:p text:style-name="P59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20">7</text:p>
          </table:table-cell>
          <table:table-cell table:style-name="表14.B2" office:value-type="string">
            <text:p text:style-name="P19">始めた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8">
            <text:p text:style-name="P22">8</text:p>
          </table:table-cell>
          <table:table-cell table:style-name="表14.B2" office:value-type="string">
            <text:p text:style-name="P19">気づい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9">
            <text:p text:style-name="P22">9</text:p>
          </table:table-cell>
          <table:table-cell table:style-name="表14.B2" office:value-type="string">
            <text:p text:style-name="P21">行っ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10">
            <text:p text:style-name="P22">10</text:p>
          </table:table-cell>
          <table:table-cell table:style-name="表14.B2" office:value-type="string">
            <text:p text:style-name="P21">その他</text:p>
          </table:table-cell>
          <table:table-cell table:style-name="表14.C2" office:value-type="string">
            <text:list xml:id="list3820390363667489457" text:style-name="L43">
              <text:list-item>
                <text:p text:style-name="P60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60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60">それらのラベルをsortする。対象は、３日間のデータ群。</text:p>
                  </text:list-item>
                  <text:list-item>
                    <text:p text:style-name="P60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<text:soft-page-break/>明日</text:p>
      <text:p text:style-name="P8"/>
      <text:p text:style-name="P12">明日の、その先</text:p>
      <text:p text:style-name="P8"/>
      <text:p text:style-name="P6">[/ XXX] 20200310_075826</text:p>
      <text:p text:style-name="P5"/>
      <text:p text:style-name="P16"/>
      <text:p text:style-name="P5"/>
      <text:p text:style-name="P1">------------------------------------------------------------</text:p>
      <text:p text:style-name="P6">[XXX] 20200325_142352</text:p>
      <text:list xml:id="list30582951" text:continue-list="list30572947" text:style-name="L35">
        <text:list-item>
          <text:p text:style-name="P107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20">1</text:p>
          </table:table-cell>
          <table:table-cell table:style-name="表15.B1" office:value-type="string">
            <text:p text:style-name="P19">天気</text:p>
          </table:table-cell>
          <table:table-cell table:style-name="表15.C1" office:value-type="string">
            <text:p text:style-name="P21">晴れ。</text:p>
          </table:table-cell>
        </table:table-row>
        <table:table-row>
          <table:table-cell table:style-name="表15.A2" office:value-type="float" office:value="2">
            <text:p text:style-name="P20">2</text:p>
          </table:table-cell>
          <table:table-cell table:style-name="表15.B2" office:value-type="string">
            <text:p text:style-name="P19">餌やり</text:p>
          </table:table-cell>
          <table:table-cell table:style-name="表15.C2" office:value-type="string">
            <text:list xml:id="list6431466419259776133" text:style-name="L44">
              <text:list-item>
                <text:p text:style-name="P61">三匹とも、来る。</text:p>
              </text:list-item>
              <text:list-item>
                <text:p text:style-name="P61">ミケとクロは、南の角へ行って、呼びかけたら、出てきた。</text:p>
              </text:list-item>
              <text:list-item>
                <text:p text:style-name="P61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61">ミケたちの相手を済ませ、戻る。小屋の裏。もういなかった。</text:p>
                  </text:list-item>
                </text:list>
              </text:list-item>
              <text:list-item>
                <text:p text:style-name="P61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20">3</text:p>
          </table:table-cell>
          <table:table-cell table:style-name="表15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5466656140721453712" text:style-name="L45">
              <text:list-item>
                <text:p text:style-name="P62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20">4</text:p>
          </table:table-cell>
          <table:table-cell table:style-name="表15.B2" office:value-type="string">
            <text:p text:style-name="P19">思ったこと</text:p>
          </table:table-cell>
          <table:table-cell table:style-name="表15.C2" office:value-type="string">
            <text:p text:style-name="P21"/>
          </table:table-cell>
        </table:table-row>
        <table:table-row>
          <table:table-cell table:style-name="表15.A2" office:value-type="float" office:value="5">
            <text:p text:style-name="P20">5</text:p>
          </table:table-cell>
          <table:table-cell table:style-name="表15.B2" office:value-type="string">
            <text:p text:style-name="P19">出来事</text:p>
          </table:table-cell>
          <table:table-cell table:style-name="表15.C2" office:value-type="string">
            <text:list xml:id="list1448182370278712683" text:style-name="L46">
              <text:list-item>
                <text:p text:style-name="P63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63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20">6</text:p>
          </table:table-cell>
          <table:table-cell table:style-name="表15.B2" office:value-type="string">
            <text:p text:style-name="P19">止めた / 止めよう</text:p>
          </table:table-cell>
          <table:table-cell table:style-name="表15.C2" office:value-type="string">
            <text:p text:style-name="P21"/>
          </table:table-cell>
        </table:table-row>
        <table:table-row>
          <table:table-cell table:style-name="表15.A2" office:value-type="float" office:value="7">
            <text:p text:style-name="P20">7</text:p>
          </table:table-cell>
          <table:table-cell table:style-name="表15.B2" office:value-type="string">
            <text:p text:style-name="P19">始めた</text:p>
          </table:table-cell>
          <table:table-cell table:style-name="表15.C2" office:value-type="string">
            <text:list xml:id="list756338806841808869" text:style-name="L47">
              <text:list-item>
                <text:p text:style-name="P64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64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2">8</text:p>
          </table:table-cell>
          <table:table-cell table:style-name="表15.B2" office:value-type="string">
            <text:p text:style-name="P19">気づいた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9">
            <text:p text:style-name="P22">9</text:p>
          </table:table-cell>
          <table:table-cell table:style-name="表15.B2" office:value-type="string">
            <text:p text:style-name="P21">行った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10">
            <text:p text:style-name="P22">10</text:p>
          </table:table-cell>
          <table:table-cell table:style-name="表15.B2" office:value-type="string">
            <text:p text:style-name="P21">その他</text:p>
          </table:table-cell>
          <table:table-cell table:style-name="表15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25_143345</text:p>
      <text:p text:style-name="P5"><text:soft-page-break/></text:p>
      <text:p text:style-name="P16"/>
      <text:p text:style-name="P5"/>
      <text:p text:style-name="P1">------------------------------------------------------------</text:p>
      <text:p text:style-name="P6">[XXX] 20200326_082051</text:p>
      <text:list xml:id="list5102785479506017956" text:style-name="L48">
        <text:list-item>
          <text:p text:style-name="P108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20">1</text:p>
          </table:table-cell>
          <table:table-cell table:style-name="表16.B1" office:value-type="string">
            <text:p text:style-name="P19">天気</text:p>
          </table:table-cell>
          <table:table-cell table:style-name="表16.C1" office:value-type="string">
            <text:p text:style-name="P21">晴れ。</text:p>
          </table:table-cell>
        </table:table-row>
        <table:table-row>
          <table:table-cell table:style-name="表16.A2" office:value-type="float" office:value="2">
            <text:p text:style-name="P20">2</text:p>
          </table:table-cell>
          <table:table-cell table:style-name="表16.B2" office:value-type="string">
            <text:p text:style-name="P19">餌やり</text:p>
          </table:table-cell>
          <table:table-cell table:style-name="表16.C2" office:value-type="string">
            <text:list xml:id="list4458453691858840585" text:style-name="L49">
              <text:list-item>
                <text:p text:style-name="P65">ドン。来ない。</text:p>
              </text:list-item>
              <text:list-item>
                <text:p text:style-name="P65">リュウが来た。前回と同じく、擁壁の上の、プールの基盤に付けられている柵。そのすぐ内側に、座っている。</text:p>
                <text:list>
                  <text:list-item>
                    <text:p text:style-name="P65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5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5">袋全体の、３分の１ぐらいを、その場ではあげる。</text:p>
                  </text:list-item>
                </text:list>
              </text:list-item>
              <text:list-item>
                <text:p text:style-name="P65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5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20">3</text:p>
          </table:table-cell>
          <table:table-cell table:style-name="表16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4">
            <text:p text:style-name="P20">4</text:p>
          </table:table-cell>
          <table:table-cell table:style-name="表16.B2" office:value-type="string">
            <text:p text:style-name="P19">思ったこと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5">
            <text:p text:style-name="P20">5</text:p>
          </table:table-cell>
          <table:table-cell table:style-name="表16.B2" office:value-type="string">
            <text:p text:style-name="P19">出来事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6">
            <text:p text:style-name="P20">6</text:p>
          </table:table-cell>
          <table:table-cell table:style-name="表16.B2" office:value-type="string">
            <text:p text:style-name="P19">止めた / 止めよう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7">
            <text:p text:style-name="P20">7</text:p>
          </table:table-cell>
          <table:table-cell table:style-name="表16.B2" office:value-type="string">
            <text:p text:style-name="P19">始めた</text:p>
          </table:table-cell>
          <table:table-cell table:style-name="表16.C2" office:value-type="string">
            <text:list xml:id="list4593541049240060876" text:style-name="L50">
              <text:list-item>
                <text:p text:style-name="P66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6">風呂に入るとき、目を、塩水で洗った</text:p>
                <text:list>
                  <text:list-item>
                    <text:p text:style-name="P66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6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6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6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2">8</text:p>
          </table:table-cell>
          <table:table-cell table:style-name="表16.B2" office:value-type="string">
            <text:p text:style-name="P19">気づいた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9">
            <text:p text:style-name="P22">9</text:p>
          </table:table-cell>
          <table:table-cell table:style-name="表16.B2" office:value-type="string">
            <text:p text:style-name="P21">行った</text:p>
          </table:table-cell>
          <table:table-cell table:style-name="表16.C2" office:value-type="string">
            <text:list xml:id="list4374848951720595244" text:style-name="L51">
              <text:list-item>
                <text:p text:style-name="P67">CO2の調べ。行わなかった。</text:p>
              </text:list-item>
              <text:list-item>
                <text:p text:style-name="P67">楽器。夕方４時すぎ、ギター。夜に入って、６時半ぐらいから、サックス。</text:p>
                <text:list>
                  <text:list-item>
                    <text:p text:style-name="P67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2">10</text:p>
          </table:table-cell>
          <table:table-cell table:style-name="表16.B2" office:value-type="string">
            <text:p text:style-name="P21">その他</text:p>
          </table:table-cell>
          <table:table-cell table:style-name="表16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26_084022</text:p>
      <text:p text:style-name="P5"/>
      <text:p text:style-name="P16"/>
      <text:p text:style-name="P2"/>
      <text:p text:style-name="P1">------------------------------------------------------------</text:p>
      <text:p text:style-name="P6">[XXX] 20200331_154337</text:p>
      <text:list xml:id="list30586112" text:continue-list="list30582951" text:style-name="L35">
        <text:list-item>
          <text:p text:style-name="P107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20">1</text:p>
          </table:table-cell>
          <table:table-cell table:style-name="表17.B1" office:value-type="string">
            <text:p text:style-name="P19">天気</text:p>
          </table:table-cell>
          <table:table-cell table:style-name="表17.C1" office:value-type="string">
            <text:p text:style-name="P21">曇り。</text:p>
          </table:table-cell>
        </table:table-row>
        <table:table-row>
          <table:table-cell table:style-name="表17.A2" office:value-type="float" office:value="2">
            <text:p text:style-name="P20">2</text:p>
          </table:table-cell>
          <table:table-cell table:style-name="表17.B2" office:value-type="string">
            <text:p text:style-name="P19">餌やり</text:p>
          </table:table-cell>
          <table:table-cell table:style-name="表17.C2" office:value-type="string">
            <text:list xml:id="list674153805440842489" text:style-name="L52">
              <text:list-item>
                <text:p text:style-name="P68">ドン、来ない。リュウも来ない。</text:p>
              </text:list-item>
              <text:list-item>
                <text:p text:style-name="P68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8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8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20">3</text:p>
          </table:table-cell>
          <table:table-cell table:style-name="表17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8054648244756283954" text:style-name="L53">
              <text:list-item>
                <text:p text:style-name="P69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20">4</text:p>
          </table:table-cell>
          <table:table-cell table:style-name="表17.B2" office:value-type="string">
            <text:p text:style-name="P19">思ったこと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5">
            <text:p text:style-name="P20">5</text:p>
          </table:table-cell>
          <table:table-cell table:style-name="表17.B2" office:value-type="string">
            <text:p text:style-name="P19">出来事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6">
            <text:p text:style-name="P20">6</text:p>
          </table:table-cell>
          <table:table-cell table:style-name="表17.B2" office:value-type="string">
            <text:p text:style-name="P19">止めた / 止めよう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7">
            <text:p text:style-name="P20">7</text:p>
          </table:table-cell>
          <table:table-cell table:style-name="表17.B2" office:value-type="string">
            <text:p text:style-name="P19">始めた</text:p>
          </table:table-cell>
          <table:table-cell table:style-name="表17.C2" office:value-type="string">
            <text:list xml:id="list4733657464965611219" text:style-name="L54">
              <text:list-item>
                <text:p text:style-name="P70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70">同じく、3/29。風呂で、陰茎の包皮。塩水で洗った。</text:p>
                <text:list>
                  <text:list-item>
                    <text:p text:style-name="P70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70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2">8</text:p>
          </table:table-cell>
          <table:table-cell table:style-name="表17.B2" office:value-type="string">
            <text:p text:style-name="P19">気づいた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9">
            <text:p text:style-name="P22">9</text:p>
          </table:table-cell>
          <table:table-cell table:style-name="表17.B2" office:value-type="string">
            <text:p text:style-name="P21">行った</text:p>
          </table:table-cell>
          <table:table-cell table:style-name="表17.C2" office:value-type="string">
            <text:list xml:id="list2977307545659839911" text:style-name="L55">
              <text:list-item>
                <text:p text:style-name="P71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2">10</text:p>
          </table:table-cell>
          <table:table-cell table:style-name="表17.B2" office:value-type="string">
            <text:p text:style-name="P21">その他</text:p>
          </table:table-cell>
          <table:table-cell table:style-name="表17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31_155926</text:p>
      <text:p text:style-name="P5"/>
      <text:p text:style-name="P16"/>
      <text:p text:style-name="P5"/>
      <text:p text:style-name="P1">------------------------------------------------------------</text:p>
      <text:p text:style-name="P6">[XXX] 20200411_081647</text:p>
      <text:list xml:id="list30561030" text:continue-list="list30586112" text:style-name="L35">
        <text:list-item>
          <text:p text:style-name="P107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20">1</text:p>
          </table:table-cell>
          <table:table-cell table:style-name="表18.B1" office:value-type="string">
            <text:p text:style-name="P19">天気</text:p>
          </table:table-cell>
          <table:table-cell table:style-name="表18.C1" office:value-type="string">
            <text:p text:style-name="P21">晴れ</text:p>
          </table:table-cell>
        </table:table-row>
        <table:table-row>
          <table:table-cell table:style-name="表18.A2" office:value-type="float" office:value="2">
            <text:p text:style-name="P20">2</text:p>
          </table:table-cell>
          <table:table-cell table:style-name="表18.B2" office:value-type="string">
            <text:p text:style-name="P19">餌やり</text:p>
          </table:table-cell>
          <table:table-cell table:style-name="表18.C2" office:value-type="string">
            <text:list xml:id="list1396672493655656045" text:style-name="L56">
              <text:list-item>
                <text:p text:style-name="P72">３匹とも来た。</text:p>
              </text:list-item>
              <text:list-item>
                <text:p text:style-name="P72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72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20">3</text:p>
          </table:table-cell>
          <table:table-cell table:style-name="表18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4435243620897190735" text:style-name="L57">
              <text:list-item>
                <text:p text:style-name="P73">背中。ひどく痛い。</text:p>
              </text:list-item>
              <text:list-item>
                <text:p text:style-name="P73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20">4</text:p>
          </table:table-cell>
          <table:table-cell table:style-name="表18.B2" office:value-type="string">
            <text:p text:style-name="P19">思ったこと</text:p>
          </table:table-cell>
          <table:table-cell table:style-name="表18.C2" office:value-type="string">
            <text:p text:style-name="P21"/>
          </table:table-cell>
        </table:table-row>
        <table:table-row>
          <table:table-cell table:style-name="表18.A2" office:value-type="float" office:value="14">
            <text:p text:style-name="P20">14</text:p>
          </table:table-cell>
          <table:table-cell table:style-name="表18.B2" office:value-type="string">
            <text:p text:style-name="P19">新しい</text:p>
          </table:table-cell>
          <table:table-cell table:style-name="表18.C2" office:value-type="string">
            <text:list xml:id="list8877819649417431517" text:style-name="L58">
              <text:list-item>
                <text:p text:style-name="P74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74">買い物。卓上のライトを買ってきた。たまプラの、ケーズデンキにて。値段は３千円少し。</text:p>
                <text:list>
                  <text:list-item>
                    <text:p text:style-name="P74">初め、１種を選び取る。その品を出してもらうように頼もうと、カウンターへ歩き始める。</text:p>
                  </text:list-item>
                  <text:list-item>
                    <text:p text:style-name="P74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<text:soft-page-break/>明日の、その先</text:p>
      <text:p text:style-name="P8"/>
      <text:p text:style-name="P6">[/ XXX] </text:p>
      <text:p text:style-name="P5"/>
      <text:p text:style-name="P16"/>
      <text:p text:style-name="P1">------------------------------------------------------------</text:p>
      <text:p text:style-name="P6">[XXX] 20200412_115745</text:p>
      <text:list xml:id="list4541906137012897757" text:style-name="L59">
        <text:list-item>
          <text:p text:style-name="P109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20">1</text:p>
          </table:table-cell>
          <table:table-cell table:style-name="表19.B1" office:value-type="string">
            <text:p text:style-name="P19">天気</text:p>
          </table:table-cell>
          <table:table-cell table:style-name="表19.C1" office:value-type="string">
            <text:p text:style-name="P21">晴れ。夜から、雨。</text:p>
          </table:table-cell>
        </table:table-row>
        <table:table-row>
          <table:table-cell table:style-name="表19.A2" office:value-type="float" office:value="2">
            <text:p text:style-name="P20">2</text:p>
          </table:table-cell>
          <table:table-cell table:style-name="表19.B2" office:value-type="string">
            <text:p text:style-name="P19">餌やり</text:p>
          </table:table-cell>
          <table:table-cell table:style-name="表19.C2" office:value-type="string">
            <text:list xml:id="list2274533180591036497" text:style-name="L60">
              <text:list-item>
                <text:p text:style-name="P75">３匹とも来る。</text:p>
              </text:list-item>
              <text:list-item>
                <text:p text:style-name="P75">ドンは、待っていた。ミケたちのあとに戻ると。いなかった。</text:p>
              </text:list-item>
              <text:list-item>
                <text:p text:style-name="P75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75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20">3</text:p>
          </table:table-cell>
          <table:table-cell table:style-name="表19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4471674720524567693" text:style-name="L61">
              <text:list-item>
                <text:p text:style-name="P76">背中、痛い。</text:p>
              </text:list-item>
              <text:list-item>
                <text:p text:style-name="P76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20">7</text:p>
          </table:table-cell>
          <table:table-cell table:style-name="表19.B2" office:value-type="string">
            <text:p text:style-name="P19">始めた<text:span text:style-name="T10"> / 初めて</text:span></text:p>
          </table:table-cell>
          <table:table-cell table:style-name="表19.C2" office:value-type="string">
            <text:list xml:id="list4269168347757111831" text:style-name="L62">
              <text:list-item>
                <text:p text:style-name="P77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7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20">5</text:p>
          </table:table-cell>
          <table:table-cell table:style-name="表19.B2" office:value-type="string">
            <text:p text:style-name="P19">出来事</text:p>
          </table:table-cell>
          <table:table-cell table:style-name="表19.C2" office:value-type="string">
            <text:list xml:id="list3183632563191806955" text:style-name="L63">
              <text:list-item>
                <text:p text:style-name="P78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20">11</text:p>
          </table:table-cell>
          <table:table-cell table:style-name="表19.B2" office:value-type="string">
            <text:p text:style-name="P19">やらず</text:p>
          </table:table-cell>
          <table:table-cell table:style-name="表19.C2" office:value-type="string">
            <text:list xml:id="list1500586545036525630" text:style-name="L64">
              <text:list-item>
                <text:p text:style-name="P79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20">13</text:p>
          </table:table-cell>
          <table:table-cell table:style-name="表19.B2" office:value-type="string">
            <text:p text:style-name="P19">やろう</text:p>
          </table:table-cell>
          <table:table-cell table:style-name="表19.C2" office:value-type="string">
            <text:list xml:id="list5141222823878941555" text:style-name="L65">
              <text:list-item>
                <text:p text:style-name="P80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6"/>
      <text:p text:style-name="P2"/>
      <text:p text:style-name="P1">------------------------------------------------------------</text:p>
      <text:p text:style-name="P6">[XXX] 20200413_124125</text:p>
      <text:list xml:id="list6491520891913584976" text:style-name="L66">
        <text:list-item>
          <text:p text:style-name="P110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20">1</text:p>
          </table:table-cell>
          <table:table-cell table:style-name="表20.B1" office:value-type="string">
            <text:p text:style-name="P19">天気</text:p>
          </table:table-cell>
          <table:table-cell table:style-name="表20.C1" office:value-type="string">
            <text:p text:style-name="P21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20">2</text:p>
          </table:table-cell>
          <table:table-cell table:style-name="表20.B2" office:value-type="string">
            <text:p text:style-name="P19">餌やり</text:p>
          </table:table-cell>
          <table:table-cell table:style-name="表20.C2" office:value-type="string">
            <text:list xml:id="list1131019776985931794" text:style-name="L67">
              <text:list-item>
                <text:p text:style-name="P81">ドンは来ない。</text:p>
              </text:list-item>
              <text:list-item>
                <text:p text:style-name="P81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81">クロは、柵の外、擁壁へ出てきてしま<text:soft-page-break/>う。地面へ降りてくる。しばらく、ゴロゴロの相手をする。</text:p>
              </text:list-item>
              <text:list-item>
                <text:p text:style-name="P81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20">3</text:p>
          </table:table-cell>
          <table:table-cell table:style-name="表20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2162483225677137976" text:style-name="L68">
              <text:list-item>
                <text:p text:style-name="P82">背中は痛い。</text:p>
              </text:list-item>
              <text:list-item>
                <text:p text:style-name="P82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82">すると、いつもだと、痒みが亢進する。</text:p>
                  </text:list-item>
                  <text:list-item>
                    <text:p text:style-name="P82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20">4</text:p>
          </table:table-cell>
          <table:table-cell table:style-name="表20.B2" office:value-type="string">
            <text:p text:style-name="P19">思ったこと</text:p>
          </table:table-cell>
          <table:table-cell table:style-name="表20.C2" office:value-type="string">
            <text:p text:style-name="P21"/>
          </table:table-cell>
        </table:table-row>
        <table:table-row>
          <table:table-cell table:style-name="表20.A2" office:value-type="float" office:value="5">
            <text:p text:style-name="P20">5</text:p>
          </table:table-cell>
          <table:table-cell table:style-name="表20.B2" office:value-type="string">
            <text:p text:style-name="P19">出来事</text:p>
          </table:table-cell>
          <table:table-cell table:style-name="表20.C2" office:value-type="string">
            <text:list xml:id="list5264234247259193307" text:style-name="L69">
              <text:list-item>
                <text:p text:style-name="P83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20">11</text:p>
          </table:table-cell>
          <table:table-cell table:style-name="表20.B2" office:value-type="string">
            <text:p text:style-name="P19">やらず</text:p>
          </table:table-cell>
          <table:table-cell table:style-name="表20.C2" office:value-type="string">
            <text:list xml:id="list5335905341518065981" text:style-name="L70">
              <text:list-item>
                <text:p text:style-name="P84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20">6</text:p>
          </table:table-cell>
          <table:table-cell table:style-name="表20.B2" office:value-type="string">
            <text:p text:style-name="P19">止めた / 止めよう</text:p>
          </table:table-cell>
          <table:table-cell table:style-name="表20.C2" office:value-type="string">
            <text:list xml:id="list883804376427658411" text:style-name="L71">
              <text:list-item>
                <text:p text:style-name="P85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2">8</text:p>
          </table:table-cell>
          <table:table-cell table:style-name="表20.B2" office:value-type="string">
            <text:p text:style-name="P19">気づいた</text:p>
          </table:table-cell>
          <table:table-cell table:style-name="表20.C2" office:value-type="string">
            <text:p text:style-name="P21"/>
          </table:table-cell>
        </table:table-row>
        <table:table-row>
          <table:table-cell table:style-name="表20.A2" office:value-type="float" office:value="14">
            <text:p text:style-name="P20">14</text:p>
          </table:table-cell>
          <table:table-cell table:style-name="表20.B2" office:value-type="string">
            <text:p text:style-name="P19">新しい</text:p>
          </table:table-cell>
          <table:table-cell table:style-name="表20.C2" office:value-type="string">
            <text:list xml:id="list6280176456757231801" text:style-name="L72">
              <text:list-item>
                <text:p text:style-name="P86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6"/>
      <text:p text:style-name="P5"/>
      <text:p text:style-name="P1">------------------------------------------------------------</text:p>
      <text:p text:style-name="P6">[XXX] 20200415_071750</text:p>
      <text:list xml:id="list1199448209376835564" text:style-name="L73">
        <text:list-item>
          <text:p text:style-name="P111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20">1</text:p>
          </table:table-cell>
          <table:table-cell table:style-name="表21.B1" office:value-type="string">
            <text:p text:style-name="P19">天気</text:p>
          </table:table-cell>
          <table:table-cell table:style-name="表21.C1" office:value-type="string">
            <text:p text:style-name="P21">晴れ。夜も、降雨はなし。</text:p>
          </table:table-cell>
        </table:table-row>
        <table:table-row>
          <table:table-cell table:style-name="表21.A2" office:value-type="float" office:value="2">
            <text:p text:style-name="P20">2</text:p>
          </table:table-cell>
          <table:table-cell table:style-name="表21.B2" office:value-type="string">
            <text:p text:style-name="P19">餌やり</text:p>
          </table:table-cell>
          <table:table-cell table:style-name="表21.C2" office:value-type="string">
            <text:list xml:id="list2870045800689325560" text:style-name="L74">
              <text:list-item>
                <text:p text:style-name="P87">３匹とも。</text:p>
              </text:list-item>
              <text:list-item>
                <text:p text:style-name="P87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7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7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7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7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7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20">3</text:p>
          </table:table-cell>
          <table:table-cell table:style-name="表21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1454007479062033669" text:style-name="L75">
              <text:list-item>
                <text:p text:style-name="P88">今朝の洗顔時。まぶたの中を、強迫的にこする、は、しなかった。</text:p>
              </text:list-item>
              <text:list-item>
                <text:p text:style-name="P88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20">11</text:p>
          </table:table-cell>
          <table:table-cell table:style-name="表21.B2" office:value-type="string">
            <text:p text:style-name="P19">やらず</text:p>
          </table:table-cell>
          <table:table-cell table:style-name="表21.C2" office:value-type="string">
            <text:list xml:id="list279662332177065209" text:style-name="L76">
              <text:list-item>
                <text:p text:style-name="P89">ムコスタ。目薬。朝は、射していない。忘れた。</text:p>
              </text:list-item>
              <text:list-item>
                <text:p text:style-name="P89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20">14</text:p>
          </table:table-cell>
          <table:table-cell table:style-name="表21.B2" office:value-type="string">
            <text:p text:style-name="P19">新しい</text:p>
          </table:table-cell>
          <table:table-cell table:style-name="表21.C2" office:value-type="string">
            <text:list xml:id="list5450285213877072461" text:style-name="L77">
              <text:list-item>
                <text:p text:style-name="P90">月曜のこと。夕食のあと、再び、mt4のプログラミング、行った。eaを編集。そして、再び実行した。</text:p>
              </text:list-item>
              <text:list-item>
                <text:p text:style-name="P90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6"/>
      <text:p text:style-name="P5"/>
      <text:p text:style-name="P1">------------------------------------------------------------</text:p>
      <text:p text:style-name="P6">[XXX] 20200418_084718</text:p>
      <text:list xml:id="list30578910" text:continue-list="list1199448209376835564" text:style-name="L73">
        <text:list-item>
          <text:p text:style-name="P111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20">1</text:p>
          </table:table-cell>
          <table:table-cell table:style-name="表22.B1" office:value-type="string">
            <text:p text:style-name="P19">天気</text:p>
          </table:table-cell>
          <table:table-cell table:style-name="表22.C1" office:value-type="string">
            <text:p text:style-name="P21">晴れ。夜、雨がパラつく。</text:p>
          </table:table-cell>
        </table:table-row>
        <table:table-row>
          <table:table-cell table:style-name="表22.A2" office:value-type="float" office:value="2">
            <text:p text:style-name="P20">2</text:p>
          </table:table-cell>
          <table:table-cell table:style-name="表22.B2" office:value-type="string">
            <text:p text:style-name="P19">餌やり</text:p>
          </table:table-cell>
          <table:table-cell table:style-name="表22.C2" office:value-type="string">
            <text:list xml:id="list681785597703277509" text:style-name="L78">
              <text:list-item>
                <text:p text:style-name="P91">ドンは来ない。</text:p>
              </text:list-item>
              <text:list-item>
                <text:p text:style-name="P91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91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91">リュウに、ペーストをひと塊、上げる。その前に、固形をあげる。固形には、近づかない。</text:p>
                  </text:list-item>
                  <text:list-item>
                    <text:p text:style-name="P91">ミケにも、ペーストを上げる。リュウの方向を向いて、ミケは固形を食べる。</text:p>
                  </text:list-item>
                  <text:list-item>
                    <text:p text:style-name="P91">クロも、擁壁へ上げる。ミケの後ろ、突き出しの手前。クロにも、ペーストを上げる。</text:p>
                  </text:list-item>
                  <text:list-item>
                    <text:p text:style-name="P91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20">3</text:p>
          </table:table-cell>
          <table:table-cell table:style-name="表2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300938083476424729" text:style-name="L79">
              <text:list-item>
                <text:p text:style-name="P92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20">4</text:p>
          </table:table-cell>
          <table:table-cell table:style-name="表22.B2" office:value-type="string">
            <text:p text:style-name="P19">思ったこと</text:p>
          </table:table-cell>
          <table:table-cell table:style-name="表22.C2" office:value-type="string">
            <text:list xml:id="list3370973329927577571" text:style-name="L80">
              <text:list-item>
                <text:p text:style-name="P93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20">5</text:p>
          </table:table-cell>
          <table:table-cell table:style-name="表22.B2" office:value-type="string">
            <text:p text:style-name="P19">出来事</text:p>
          </table:table-cell>
          <table:table-cell table:style-name="表22.C2" office:value-type="string">
            <text:list xml:id="list1037488357434738063" text:style-name="L81">
              <text:list-item>
                <text:p text:style-name="P94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20">11</text:p>
          </table:table-cell>
          <table:table-cell table:style-name="表22.B2" office:value-type="string">
            <text:p text:style-name="P19">やらず</text:p>
          </table:table-cell>
          <table:table-cell table:style-name="表22.C2" office:value-type="string">
            <text:list xml:id="list5037686384045278651" text:style-name="L82">
              <text:list-item>
                <text:p text:style-name="P95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20">6</text:p>
          </table:table-cell>
          <table:table-cell table:style-name="表22.B2" office:value-type="string">
            <text:p text:style-name="P19">止めた / 止めよう</text:p>
          </table:table-cell>
          <table:table-cell table:style-name="表22.C2" office:value-type="string">
            <text:p text:style-name="P21"/>
          </table:table-cell>
        </table:table-row>
        <table:table-row>
          <table:table-cell table:style-name="表22.A2" office:value-type="float" office:value="8">
            <text:p text:style-name="P22">8</text:p>
          </table:table-cell>
          <table:table-cell table:style-name="表22.B2" office:value-type="string">
            <text:p text:style-name="P19">気づいた</text:p>
          </table:table-cell>
          <table:table-cell table:style-name="表22.C2" office:value-type="string">
            <text:p text:style-name="P21"/>
          </table:table-cell>
        </table:table-row>
        <table:table-row>
          <table:table-cell table:style-name="表22.A2" office:value-type="float" office:value="14">
            <text:p text:style-name="P20">14</text:p>
          </table:table-cell>
          <table:table-cell table:style-name="表22.B2" office:value-type="string">
            <text:p text:style-name="P19">新しい</text:p>
          </table:table-cell>
          <table:table-cell table:style-name="表22.C2" office:value-type="string">
            <text:list xml:id="list6951169946822693933" text:style-name="L83">
              <text:list-item>
                <text:p text:style-name="P96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6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6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6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3038932709561953478" text:style-name="L84">
        <text:list-item>
          <text:p text:style-name="P144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</text:list-item>
      </text:list>
      <text:list xml:id="list7209206442581377420" text:style-name="L85">
        <text:list-item>
          <text:p text:style-name="P145">날씨</text:p>
        </text:list-item>
      </text:list>
      <text:list xml:id="list7779221906706021727" text:style-name="L86">
        <text:list-item>
          <text:p text:style-name="P146"><text:span text:style-name="T12">비는 나오지 않았다</text:span><text:span text:style-name="T6">.</text:span></text:p>
        </text:list-item>
      </text:list>
      <text:list xml:id="list275098014916771649" text:style-name="L87">
        <text:list-item>
          <text:p text:style-name="P97">음악</text:p>
        </text:list-item>
      </text:list>
      <text:list xml:id="list311251592450850830" text:style-name="L88">
        <text:list-item>
          <text:p text:style-name="P99"><text:span text:style-name="T12">키보드를 다시 연주했다</text:span><text:span text:style-name="T6">.</text:span></text:p>
        </text:list-item>
      </text:list>
      <text:list xml:id="list281930970832616991" text:style-name="L89">
        <text:list-item>
          <text:p text:style-name="P98">나에게</text:p>
        </text:list-item>
      </text:list>
      <text:list xml:id="list512233750450888956" text:style-name="L90">
        <text:list-item>
          <text:p text:style-name="P147"><text:soft-page-break/><text:span text:style-name="T12">노래를 보면서</text:span><text:span text:style-name="T6">, </text:span><text:span text:style-name="T12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3">41364</text:span></text:a><text:span text:style-name="T6">)</text:span></text:p>
          <text:list>
            <text:list-item>
              <text:p text:style-name="P143"><text:span text:style-name="T12">나르시즘이 없어지는 것은 아니다</text:span><text:span text:style-name="T6">. </text:span><text:span text:style-name="T12">ナルシズムが、なくなるわけではない。</text:span></text:p>
            </text:list-item>
            <text:list-item>
              <text:p text:style-name="P143"><text:span text:style-name="T12">ナルシズムが出てきたら、「ああ、出てきたな」と、観察しよう。 나르시즘이 나오면 </text:span><text:span text:style-name="T6">"</text:span><text:span text:style-name="T12">아</text:span><text:span text:style-name="T6">, </text:span><text:span text:style-name="T12">나왔다</text:span><text:span text:style-name="T6">"</text:span><text:span text:style-name="T12">라고 관찰하자</text:span><text:span text:style-name="T6">.</text:span></text:p>
            </text:list-item>
          </text:list>
        </text:list-item>
        <text:list-item>
          <text:p text:style-name="P147"><text:span text:style-name="T6">FX</text:span><text:span text:style-name="T12">에 충당할 시간은 </text:span><text:span text:style-name="T6">30 </text:span><text:span text:style-name="T12">분으로 제한하자</text:span><text:span text:style-name="T6">. FX</text:span><text:span text:style-name="T12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4">41331</text:span></text:a><text:span text:style-name="T6">)</text:span></text:p>
          <text:list>
            <text:list-item>
              <text:p text:style-name="P143"><text:span text:style-name="T12">다른 시간은</text:span><text:span text:style-name="T6">, </text:span><text:span text:style-name="T12">다른 활동에 충당하자</text:span><text:span text:style-name="T6">. </text:span><text:span text:style-name="T12">他の時間は、別の活動に充てよう。</text:span></text:p>
            </text:list-item>
            <text:list-item>
              <text:p text:style-name="P143"><text:span text:style-name="T12">他の活動とは、何ですか？ 다른 활동은 무엇입니까</text:span><text:span text:style-name="T6">?</text:span></text:p>
            </text:list-item>
            <text:list-item>
              <text:p text:style-name="P143"><text:span text:style-name="T12">音楽。そして、</text:span><text:span text:style-name="T6">CO</text:span><text:span text:style-name="T12">２固定化についての、調べ物。 음악</text:span><text:span text:style-name="T6">. </text:span><text:span text:style-name="T12">그리고 </text:span><text:span text:style-name="T6">CO2 </text:span><text:span text:style-name="T12">고정화에 대한</text:span><text:span text:style-name="T6">, </text:span><text:span text:style-name="T12">조사함</text:span><text:span text:style-name="T6">.</text:span></text:p>
            </text:list-item>
            <text:list-item>
              <text:p text:style-name="P100"><text:span text:style-name="T6">"</text:span><text:span text:style-name="T12">화학자가 된다</text:span><text:span text:style-name="T6">." </text:span><text:span text:style-name="T12">은 이제 그만하자</text:span><text:span text:style-name="T6">. "</text:span><text:span text:style-name="T12">발명가가 된다</text:span><text:span text:style-name="T6">." </text:span><text:span text:style-name="T12">도 말자</text:span><text:span text:style-name="T6">. "○○</text:span><text:span text:style-name="T12">가가 된다</text:span><text:span text:style-name="T6">." </text:span><text:span text:style-name="T12">은 이제 그만하자</text:span><text:span text:style-name="T6">. </text:span><text:span text:style-name="T12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101">мысли.</text:p>
          <text:list>
            <text:list-item>
              <text:p text:style-name="P101">今年の夏は、扇風機を買おう。 Дава'йте ку'пим вентиля'тор э'тим ле'том.</text:p>
            </text:list-item>
          </text:list>
        </text:list-item>
        <text:list-item>
          <text:p text:style-name="P101">二氧化碳</text:p>
          <text:list>
            <text:list-item>
              <text:p text:style-name="P101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3"/>
      <text:p text:style-name="P6">[/ XXX] 20200522_103057</text:p>
      <text:p text:style-name="P5"/>
      <text:p text:style-name="P17"/>
      <text:p text:style-name="P6">[XXX] 20200522_190932</text:p>
      <text:list xml:id="list9071960331347363536" text:style-name="L91">
        <text:list-item>
          <text:p text:style-name="P112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112">PTSD에 대한 책을 읽자. 자신을 치료하자.</text:p>
            </text:list-item>
            <text:list-item>
              <text:p text:style-name="P112">지식: 이산화탄소</text:p>
              <text:list>
                <text:list-item>
                  <text:p text:style-name="P131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131">자유 작문</text:p>
              <text:list>
                <text:list-item>
                  <text:p text:style-name="P131">이 길을 곧장「まっすぐ 가면 역에 도착합니까?</text:p>
                </text:list-item>
                <text:list-item>
                  <text:p text:style-name="P131">날씨는 서쪽에서 변한다라는 건 사실인가요?</text:p>
                </text:list-item>
                <text:list-item>
                  <text:p text:style-name="P131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5"/>
      <text:p text:style-name="P6">[XXX] </text:p>
      <text:list xml:id="list9113513676085840638" text:style-name="L92">
        <text:list-item>
          <text:p text:style-name="P113">먹이주기</text:p>
          <text:list>
            <text:list-item>
              <text:p text:style-name="P113">돈 ~ / 류 ~ / 2 마리 +</text:p>
            </text:list-item>
            <text:list-item>
              <text:p text:style-name="P113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113">신체</text:p>
          <text:list>
            <text:list-item>
              <text:p text:style-name="P113">배가 아픈 것은 상당히 낮아졌다. お腹が痛いのは、随分、低くなった。</text:p>
            </text:list-item>
            <text:list-item>
              <text:p text:style-name="P113">항문 주위의 저린 감. 계속되고있다. 肛門の周りの、痺れる感覚。続いている。</text:p>
            </text:list-item>
          </text:list>
        </text:list-item>
        <text:list-item>
          <text:p text:style-name="P113">음악</text:p>
          <text:list>
            <text:list-item>
              <text:p text:style-name="P141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113">자유작문</text:p>
          <text:list>
            <text:list-item>
              <text:p text:style-name="P141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5"/>
      <text:p text:style-name="P6">[XXX] </text:p>
      <text:list xml:id="list5724107338434754821" text:style-name="L93">
        <text:list-item>
          <text:p text:style-name="P114">먹이주기</text:p>
          <text:list>
            <text:list-item>
              <text:p text:style-name="P114">돈 ~ / 류 ~ / 2 마리 +</text:p>
            </text:list-item>
            <text:list-item>
              <text:p text:style-name="P114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114">미케의 허리<text:span text:style-name="T10">「腰</text:span> 갈아함<text:span text:style-name="T10">「摩り</text:span>. 최근에는 허리를 갈아하고 있을 때 미케는 <text:soft-page-break/>도단처럼 바닥<text:span text:style-name="T10">「地面</text:span>에 누워는<text:span text:style-name="T10">「横たわる</text:span> 것이 있다.</text:p>
            </text:list-item>
          </text:list>
        </text:list-item>
        <text:list-item>
          <text:p text:style-name="P114">신체</text:p>
          <text:list>
            <text:list-item>
              <text:p text:style-name="P114">위<text:span text:style-name="T10">「胃</text:span>의 통증<text:span text:style-name="T10">「痛み</text:span>은 없어졌다.</text:p>
            </text:list-item>
            <text:list-item>
              <text:p text:style-name="P114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114">자유작문</text:p>
          <text:list>
            <text:list-item>
              <text:p text:style-name="P114">동물의 털<text:span text:style-name="T10">「毛</text:span>과 사람의 머리카락<text:span text:style-name="T10">「髪の毛</text:span>. 서로<text:span text:style-name="T10">「互いに</text:span> 어떻게 다를까<text:span text:style-name="T10">「違うか</text:span>?</text:p>
            </text:list-item>
            <text:list-item>
              <text:p text:style-name="P114">내 위<text:span text:style-name="T10">「胃</text:span>가 아프게<text:span text:style-name="T10">「痛く</text:span> 된 원인은 무엇일까?</text:p>
            </text:list-item>
            <text:list-item>
              <text:p text:style-name="P114">나는 자주<text:span text:style-name="T10">「頻繁に</text:span> 화장실에 가고 있습니다. / 화장실에 뭐하러<text:span text:style-name="T10">「何をしに</text:span> 갑니까? / 배변<text:span text:style-name="T10">「排便</text:span>하기 위해 갑니다.</text:p>
            </text:list-item>
            <text:list-item>
              <text:p text:style-name="P114">오늘 아침 다시 새들이 집의 주변<text:span text:style-name="T10">「周辺</text:span>에서 울고<text:span text:style-name="T10">「鳴いて</text:span> 있어요.</text:p>
            </text:list-item>
          </text:list>
        </text:list-item>
        <text:list-item>
          <text:p text:style-name="P114">自由写文</text:p>
          <text:list>
            <text:list-item>
              <text:p text:style-name="P114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114"><text:soft-page-break/>我觉得。语言呀，到核心的道路，语言把它却阻碍。</text:p>
            </text:list-item>
          </text:list>
        </text:list-item>
        <text:list-item>
          <text:p text:style-name="P114">свободное написание</text:p>
          <text:list>
            <text:list-item>
              <text:p text:style-name="P114">раз[once в ме'сяц[month я хожу'[go к стомато'логу[dentist.</text:p>
            </text:list-item>
            <text:list-item>
              <text:p text:style-name="P114">Я не вожу[drive машину[car.</text:p>
            </text:list-item>
            <text:list-item>
              <text:p text:style-name="P114">Я ем еду'[meal два раза в день.</text:p>
            </text:list-item>
            <text:list-item>
              <text:p text:style-name="P114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5"/>
      <text:p text:style-name="P6">[XXX] 20200524_170017</text:p>
      <text:list xml:id="list7543453877347910819" text:style-name="L94">
        <text:list-item>
          <text:p text:style-name="P115">생각할 것</text:p>
          <text:list>
            <text:list-item>
              <text:p text:style-name="P115">지금까지 만들진 것을 자신 안에 도입하고, 도입 한 것을 사용하고, 요구 된 것을 만든다. ==&gt; 나에게는 무리이에요.</text:p>
            </text:list-item>
            <text:list-item>
              <text:p text:style-name="P142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142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142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142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5"/>
      <text:p text:style-name="P6">[XXX] 20200525_140116</text:p>
      <text:list xml:id="list4588286255506330976" text:style-name="L95">
        <text:list-item>
          <text:p text:style-name="P116">먹이주기</text:p>
          <text:list>
            <text:list-item>
              <text:p text:style-name="P116">돈 ~ / 류 ~ / 2 마리 +</text:p>
            </text:list-item>
            <text:list-item>
              <text:p text:style-name="P116">크로는 다시 자신에서 옹벽에 돌아<text:span text:style-name="T10">「戻って</text:span> 간다.</text:p>
            </text:list-item>
            <text:list-item>
              <text:p text:style-name="P116">두 마리 모두 고체음식은 별로<text:span text:style-name="T10">「あまり</text:span> 먹지 않는다.</text:p>
            </text:list-item>
          </text:list>
        </text:list-item>
        <text:list-item>
          <text:p text:style-name="P116">식사</text:p>
          <text:list>
            <text:list-item>
              <text:p text:style-name="P116">점심은 오후 2시경에 먹었다.</text:p>
            </text:list-item>
          </text:list>
        </text:list-item>
        <text:list-item>
          <text:p text:style-name="P116">신체</text:p>
          <text:list>
            <text:list-item>
              <text:p text:style-name="P116">항문<text:span text:style-name="T10">「肛門</text:span> 주변의 약점감<text:span text:style-name="T10">「脱力感</text:span>. 아직 있어.</text:p>
            </text:list-item>
          </text:list>
        </text:list-item>
        <text:list-item>
          <text:p text:style-name="P116">기타</text:p>
          <text:list>
            <text:list-item>
              <text:p text:style-name="P116">어제는 목욕<text:span text:style-name="T10">「風呂</text:span>후, 방으로<text:span text:style-name="T10">「部屋に</text:span> 돌아온<text:span text:style-name="T10">「戻った</text:span> 후에도 키보드를 연주했다. 몇 곡을<text:span text:style-name="T10">「いくつかの曲を</text:span> 녹화<text:span text:style-name="T10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5"/>
      <text:p text:style-name="P6">[XXX] </text:p>
      <text:list xml:id="list5745951008005777989" text:style-name="L96">
        <text:list-item>
          <text:p text:style-name="P117">먹이주기</text:p>
          <text:list>
            <text:list-item>
              <text:p text:style-name="P117">돈 ~ / 류 ~ / 2 마리 +</text:p>
            </text:list-item>
            <text:list-item>
              <text:p text:style-name="P117">크로. 다시, 마찬가지로, 자신으로 옹벽 위에 돌아 갔다.</text:p>
            </text:list-item>
          </text:list>
        </text:list-item>
        <text:list-item>
          <text:p text:style-name="P117">식사</text:p>
          <text:list>
            <text:list-item>
              <text:p text:style-name="P117">점심은 다시 오후에서 먹었다. 전날과는 달리, 어제는 2시 좀 전에 먹었다.</text:p>
            </text:list-item>
          </text:list>
        </text:list-item>
        <text:list-item>
          <text:p text:style-name="P117">활동</text:p>
          <text:list>
            <text:list-item>
              <text:p text:style-name="P117">어제는 오랜만에 물리학 분야의 사항을 조사했다. </text:p>
              <text:list>
                <text:list-item>
                  <text:p text:style-name="P117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117">신체</text:p>
          <text:list>
            <text:list-item>
              <text:p text:style-name="P117">항문<text:span text:style-name="T10">「肛門</text:span> 주변의 약점감: 전날과 변하지 않고<text:span text:style-name="T10">「変わらず</text:span>, 계속되고 있<text:soft-page-break/>어. </text:p>
            </text:list-item>
            <text:list-item>
              <text:p text:style-name="P117">다만<text:span text:style-name="T10">「ただ、</text:span>, 약점감을 느끼고있는 부분의 안쪽<text:span text:style-name="T10">「内側</text:span>으로,　깊은<text:span text:style-name="T10">「深い</text:span> 곳에서, 뭔가<text:span text:style-name="T10">「何かしら</text:span> 딱딱한<text:span text:style-name="T10">「硬い</text:span> 것을 느낀다.</text:p>
            </text:list-item>
          </text:list>
        </text:list-item>
        <text:list-item>
          <text:p text:style-name="P117">음악</text:p>
          <text:list>
            <text:list-item>
              <text:p text:style-name="P117">변하지 않고, 짧은<text:span text:style-name="T10">「短い</text:span> 세션을 몇 번 시행<text:span text:style-name="T10">「実行</text:span>했다.</text:p>
            </text:list-item>
          </text:list>
        </text:list-item>
        <text:list-item>
          <text:p text:style-name="P117">기타</text:p>
          <text:list>
            <text:list-item>
              <text:p text:style-name="P117">자기<text:span text:style-name="T10">「寝る</text:span> 직전<text:span text:style-name="T10">「直前</text:span>에 기독교의 성경을 읽고있다.</text:p>
              <text:list>
                <text:list-item>
                  <text:p text:style-name="P117">어젯밤은 마태 복음서<text:span text:style-name="T10">「福音書</text:span>. 가라지<text:span text:style-name="T10">「毒麦</text:span>의 비유<text:span text:style-name="T10">「例え</text:span>. 빵<text:span text:style-name="T10">「パン과 물고기「魚</text:span>을 나누는<text:span text:style-name="T10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5"/>
      <text:p text:style-name="P6">[XXX] 20200527_081529</text:p>
      <text:p text:style-name="P10">myself / Korean / orig / </text:p>
      <text:p text:style-name="P10"/>
      <text:list xml:id="list1930724579578944105" text:style-name="L97">
        <text:list-item>
          <text:p text:style-name="P118">먹이주기</text:p>
          <text:list>
            <text:list-item>
              <text:p text:style-name="P118">돈 ~ / 류 ~ / 2 마리 +</text:p>
            </text:list-item>
            <text:list-item>
              <text:p text:style-name="P118">미케는 어젯밤 자신으로 땅에 거짓말했다.</text:p>
            </text:list-item>
          </text:list>
        </text:list-item>
        <text:list-item>
          <text:p text:style-name="P118">식사</text:p>
          <text:list>
            <text:list-item>
              <text:p text:style-name="P118">다시 점심은 오후 2시경 먹었다.</text:p>
            </text:list-item>
            <text:list-item>
              <text:p text:style-name="P118">그 때, 단품물<text:span text:style-name="T10">「単品物</text:span>도 했다.</text:p>
            </text:list-item>
            <text:list-item>
              <text:p text:style-name="P118">건빵<text:span text:style-name="T10">「カンパン</text:span>은 먹지 않는다. 초콜릿도.</text:p>
            </text:list-item>
            <text:list-item>
              <text:p text:style-name="P118">초콜릿도는 구입도 하지 않는다.</text:p>
            </text:list-item>
            <text:list-item>
              <text:p text:style-name="P118">어젯밤, 공원에 갈 전에 이나개야 슈퍼에 갔다. 저기에서, 초콜릿을 팔고 있지만, 사지 않았다.</text:p>
            </text:list-item>
          </text:list>
        </text:list-item>
        <text:list-item>
          <text:p text:style-name="P118">신체</text:p>
          <text:list>
            <text:list-item>
              <text:p text:style-name="P118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5"/>
      <text:p text:style-name="P6"><text:soft-page-break/>[XXX] </text:p>
      <text:p text:style-name="P10">myself / Korean / orig / 20200527_182434</text:p>
      <text:p text:style-name="P10"/>
      <text:list xml:id="list8749767544344275740" text:style-name="L98">
        <text:list-item>
          <text:p text:style-name="P119">오늘 한 일</text:p>
          <text:list>
            <text:list-item>
              <text:p text:style-name="P119">산스크리트어를 공부했다. 어제 시작했다. / 어떻게 공부하고 있어요? – 글<text:span text:style-name="T10">「文章</text:span>을 읽고 있습니다. / 어떤<text:span text:style-name="T10">「どんな</text:span> 글입니까? – 리그베다 입니다.<text:span text:style-name="T10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119">일상 회화.</text:p>
          <text:list>
            <text:list-item>
              <text:p text:style-name="P132">お名前は、なんとおっしゃいますか？이름은 뭐라고 말씀 하시겠습니까?</text:p>
            </text:list-item>
            <text:list-item>
              <text:p text:style-name="P132">何年生ですか？몇 학년입니까?</text:p>
            </text:list-item>
            <text:list-item>
              <text:p text:style-name="P132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5"/>
      <text:p text:style-name="P5"/>
      <text:p text:style-name="P6">[XXX] </text:p>
      <text:p text:style-name="P10">myself / Korean / orig / 20200528_091131</text:p>
      <text:p text:style-name="P10"/>
      <text:list xml:id="list2492781116417307765" text:style-name="L99">
        <text:list-item>
          <text:p text:style-name="P120">먹이주기</text:p>
          <text:list>
            <text:list-item>
              <text:p text:style-name="P120">돈 ~ / 류 ~ / 2 마리 +</text:p>
            </text:list-item>
            <text:list-item>
              <text:p text:style-name="P120">미케는 오지 않았다. 보도 쪽까지 가서 울타리 안을 들여다했다<text:span text:style-name="T10">「覗いた</text:span>. 舌を、「チュッ、チュッ、」と、鳴らした。少しの間、そこで待っていた。来ない。 혀를 "튼, 튼,"라고 울렸다. 잠시 거기서 기다리고 있었다. 오지 않는다.</text:p>
            </text:list-item>
          </text:list>
        </text:list-item>
        <text:list-item>
          <text:p text:style-name="P120">식사</text:p>
          <text:list>
            <text:list-item>
              <text:p text:style-name="P120">다시 오후에 먹었다. 다만, 2시 지나<text:span text:style-name="T10">「過ぎに</text:span> 아니고, <text:s/>1시 반 지나에.</text:p>
            </text:list-item>
          </text:list>
        </text:list-item>
        <text:list-item>
          <text:p text:style-name="P120">신체</text:p>
          <text:list>
            <text:list-item>
              <text:p text:style-name="P120">항문 주변. 약점감 → 감각<text:span text:style-name="T10">「感覚</text:span>에 변화 있어.</text:p>
            </text:list-item>
          </text:list>
        </text:list-item>
        <text:list-item>
          <text:p text:style-name="P120"><text:soft-page-break/>자유 작문</text:p>
          <text:list>
            <text:list-item>
              <text:p text:style-name="P120">최근<text:span text:style-name="T10">「最近</text:span> 스마트 폰을 교체<text:span text:style-name="T10">「交換</text:span>했어요. / 어떤 기종<text:span text:style-name="T10">「機種</text:span>와 교체했어요? 애플입니까? --- 아니오. 화웨이의 기종에 했어요. / 왜 화웨이 입니까? --- 애플은 절대 싫었다. 일본 업체의 기종은 매력을 느끼지 않았다. 삼성은 원래에서 애플을 모방하고 있는 인상이 있었다. 그래서, 싫었다. 아마, 부당한 의견 것이지만. 아마, 미디어에서 편향된<text:span text:style-name="T10">「偏向した</text:span> 정보 만 당겨<text:span text:style-name="T10">「引き出して</text:span>있을 것이지만.</text:p>
            </text:list-item>
          </text:list>
        </text:list-item>
      </text:list>
      <text:p text:style-name="P9"/>
      <text:p text:style-name="P6">[/ XXX] 20200528_094448</text:p>
      <text:p text:style-name="P5"/>
      <text:p text:style-name="P15"/>
      <text:p text:style-name="P6">[XXX] </text:p>
      <text:p text:style-name="P10">myself / Korean / orig / 20200530_093518</text:p>
      <text:p text:style-name="P10"/>
      <text:list xml:id="list23377334762152562" text:style-name="L100">
        <text:list-item>
          <text:p text:style-name="P121">먹이주기</text:p>
          <text:list>
            <text:list-item>
              <text:p text:style-name="P121">돈 + / 류 ~ / 2 마리 +</text:p>
              <text:list>
                <text:list-item>
                  <text:p text:style-name="P121">돈. 두 마리에 먹이를 준 뒤, 자전거를 두고<text:span text:style-name="T10">「置いて</text:span>있는 장소로 돌아갔다<text:span text:style-name="T10">「戻った</text:span>. 그러자<text:span text:style-name="T10">「すると</text:span>, 돈이 체육관<text:span text:style-name="T10">「体育館</text:span> 부지<text:span text:style-name="T10">「敷地</text:span>의 울타리에서 나왔다.</text:p>
                </text:list-item>
                <text:list-item>
                  <text:p text:style-name="P121">크로 : 옹벽 위에서 먹어있는 때. 먹이의 파편<text:span text:style-name="T10">「破片</text:span>이 흩어져<text:span text:style-name="T10">「散らばって</text:span> 버렸다. 그 파편을 모아라로<text:span text:style-name="T10">「集めるために</text:span> 자신의 손가락<text:span text:style-name="T10">「手の指</text:span>으로 파편을 모아다<text:span text:style-name="T10">「集める</text:span>. 그러자, 크로는 돌출<text:span text:style-name="T10">「突き出し</text:span> 울타리 쪽으로 가서 버린다<text:span text:style-name="T10">「行ってしまう</text:span>.</text:p>
                </text:list-item>
              </text:list>
            </text:list-item>
          </text:list>
        </text:list-item>
        <text:list-item>
          <text:p text:style-name="P121">신체</text:p>
          <text:list>
            <text:list-item>
              <text:p text:style-name="P121">왼발<text:span text:style-name="T10">「左足</text:span> 갑<text:span text:style-name="T10">「甲</text:span>. <text:span text:style-name="T10">중간의 발목「足首 쪽의 부분. 부어있다. 아프다.</text:span></text:p>
              <text:list>
                <text:list-item>
                  <text:p text:style-name="P133">대응 → 아픈 부분을 문질러했다「摩擦した.</text:p>
                </text:list-item>
              </text:list>
            </text:list-item>
          </text:list>
        </text:list-item>
        <text:list-item>
          <text:p text:style-name="P133">자유 작문</text:p>
          <text:list>
            <text:list-item>
              <text:p text:style-name="P133">рядом[near с моим домом, есть парк. и в етом парке, живут кошки. Я даю им[them еду[food.</text:p>
            </text:list-item>
            <text:list-item>
              <text:p text:style-name="P133">音乐。主意在我的脑海里浮现来。我打开键盘pan2。我将手机设置在键盘上。我按an4下手机的录音按钮niu3。录音开始。</text:p>
            </text:list-item>
            <text:list-item>
              <text:p text:style-name="P121"><text:span text:style-name="T10">anoche[last night. Encendi[lit mí PC. empecé[started un programa. ¿Que´ hace este programa? este programa se encarga[takes care del </text:span><text:soft-page-break/><text:span text:style-name="T10">comercio[trade. / ¿que´ comericio? --- para comprar[buy y vender[sell moneda[currency extranjera.</text:span></text:p>
            </text:list-item>
          </text:list>
        </text:list-item>
      </text:list>
      <text:p text:style-name="P9"/>
      <text:p text:style-name="P6">[/ XXX] 20200530_103954</text:p>
      <text:p text:style-name="P15"/>
      <text:p text:style-name="P6">[XXX] </text:p>
      <text:p text:style-name="P10">myself / Korean / orig / 20200530_180653</text:p>
      <text:p text:style-name="P10"/>
      <text:list xml:id="list9177411053139387473" text:style-name="L101">
        <text:list-item>
          <text:p text:style-name="P122">tome</text:p>
          <text:list>
            <text:list-item>
              <text:p text:style-name="P122">41418 : 우선<text:span text:style-name="T10">「まずは</text:span>, 음악과 CO2 를 하자.</text:p>
            </text:list-item>
            <text:list-item>
              <text:p text:style-name="P122">41364 <text:s/>: 곡<text:span text:style-name="T10">「曲</text:span>을 보고 곡을 만들자.</text:p>
            </text:list-item>
            <text:list-item>
              <text:p text:style-name="P122">40326 : 경제에 대한 조사함. 40% 를 이해하면, 충분하다.</text:p>
            </text:list-item>
            <text:list-item>
              <text:p text:style-name="P122">39173 : 공원에 와 있었던 고양이들. 지금도 내 속에서 살고 있어요. 토라, 타마, 미이도 그렇죠. 지로도.</text:p>
            </text:list-item>
            <text:list-item>
              <text:p text:style-name="P122">38998 : PTSD에 관한 책을 읽자. 자신을 치료하자.</text:p>
            </text:list-item>
            <text:list-item>
              <text:p text:style-name="P122">38834 : 자위<text:span text:style-name="T10">「自慰</text:span> 를 아무래도<text:span text:style-name="T10">「どうしても</text:span> 해버린다. 그러나, 분할은 안해.</text:p>
            </text:list-item>
            <text:list-item>
              <text:p text:style-name="P122">38735 : 스즈키 쇼우산. 그가 지금 살아 있었다면, 어디로 갈까?</text:p>
            </text:list-item>
            <text:list-item>
              <text:p text:style-name="P122"/>
            </text:list-item>
          </text:list>
        </text:list-item>
      </text:list>
      <text:p text:style-name="P9"/>
      <text:p text:style-name="P6">[/ XXX] 20200530_183201</text:p>
      <text:p text:style-name="P2"/>
      <text:p text:style-name="P15"/>
      <text:p text:style-name="P2"/>
      <text:p text:style-name="P6">[XXX] </text:p>
      <text:p text:style-name="P10">myself / Korean / orig / 20200531_105007</text:p>
      <text:p text:style-name="P10"/>
      <text:list xml:id="list1814696862302178086" text:style-name="L102">
        <text:list-item>
          <text:p text:style-name="P123">먹이주기</text:p>
          <text:list>
            <text:list-item>
              <text:p text:style-name="P123">돈 ~ / 류 ~ / 2 마리 +</text:p>
            </text:list-item>
            <text:list-item>
              <text:p text:style-name="P123">돈은 오지 않았다.</text:p>
            </text:list-item>
            <text:list-item>
              <text:p text:style-name="P123"><text:soft-page-break/>크로는 나가 옹벽에 도착했을 때, 크로는 나가 옹벽에 도착했을 때, 내려오지 않는다. 먼저<text:span text:style-name="T10">「まず</text:span> 미케를 내린 후, 아직 이쪽을<text:span text:style-name="T10">「こちらを</text:span> 보고 있다. 앞발의 기지<text:span text:style-name="T10">「付け根</text:span>를 잡고<text:span text:style-name="T10">「支えて</text:span>, 지면<text:span text:style-name="T10">「地面</text:span>에 내린다.</text:p>
            </text:list-item>
          </text:list>
        </text:list-item>
        <text:list-item>
          <text:p text:style-name="P123">신체</text:p>
          <text:list>
            <text:list-item>
              <text:p text:style-name="P123">왼발 갑의 붓기<text:span text:style-name="T10">「腫れ</text:span>. 아직 계속되고 있어. 정좌<text:span text:style-name="T10">「正座</text:span> 한 때의 통중<text:span text:style-name="T10">「疼痛</text:span>. 다소<text:span text:style-name="T10">「やや</text:span> 완화<text:span text:style-name="T10">「緩和</text:span>했다.</text:p>
            </text:list-item>
          </text:list>
        </text:list-item>
        <text:list-item>
          <text:p text:style-name="P123">자유 작문</text:p>
          <text:list>
            <text:list-item>
              <text:p text:style-name="P123">비가 내리고 있다<text:span text:style-name="T10">「降っている</text:span>. 비가 내리고 있었다<text:span text:style-name="T10">「降っていた</text:span>. 비가 왔다<text:span text:style-name="T10">「降った</text:span>.<text:span text:style-name="T10"> 비가 내린다「降る. 비가 내렸다「降った.</text:span></text:p>
            </text:list-item>
          </text:list>
        </text:list-item>
        <text:list-item>
          <text:p text:style-name="P134">PC</text:p>
          <text:list>
            <text:list-item>
              <text:p text:style-name="P134">我在PC上在使用Windows。操作系统是Windows7。对这版本的官方支持， 已经终止了。好像因为这个事情，时常在屏幕上被揭jie1示一张信息文章，说“支持完了。交换到新版本”</text:p>
            </text:list-item>
          </text:list>
        </text:list-item>
        <text:list-item>
          <text:p text:style-name="P134">taqsu-weather]طقس</text:p>
        </text:list-item>
      </text:list>
      <table:table table:name="表23" table:style-name="表23">
        <table:table-column table:style-name="表23.A" table:number-columns-repeated="3"/>
        <table:table-row>
          <table:table-cell table:style-name="表23.A1" office:value-type="string">
            <text:p text:style-name="P11"><text:s/>.yesterday-alamsi]الأمس</text:p>
          </table:table-cell>
          <table:table-cell table:style-name="表23.A1" office:value-type="string">
            <text:p text:style-name="P11">mushamis-sunny]مشمس</text:p>
          </table:table-cell>
          <table:table-cell table:style-name="表23.C1" office:value-type="string">
            <text:p text:style-name="P19"/>
          </table:table-cell>
        </table:table-row>
      </table:table>
      <text:p text:style-name="P11"/>
      <text:p text:style-name="P9"/>
      <text:p text:style-name="P6">[/ XXX] 20200531_113058</text:p>
      <text:p text:style-name="P5"/>
      <text:p text:style-name="P15"/>
      <text:p text:style-name="P6">[XXX] </text:p>
      <text:p text:style-name="P10">myself / Korean / orig / 20200601_080632</text:p>
      <text:p text:style-name="P10"/>
      <text:list xml:id="list524430903794388799" text:style-name="L103">
        <text:list-item>
          <text:p text:style-name="P124">먹이주기</text:p>
          <text:list>
            <text:list-item>
              <text:p text:style-name="P124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    </text:list-item>
            <text:list-item>
              <text:p text:style-name="P136">옹벽에 도착했을 때, 크로만 있어. 잠시 후 미케가 왔다.</text:p>
            </text:list-item>
            <text:list-item>
              <text:p text:style-name="P124"><text:span text:style-name="T6">허리</text:span><text:span text:style-name="T8">「腰</text:span><text:span text:style-name="T6"> 문지르</text:span><text:span text:style-name="T8">「摩り</text:span><text:span text:style-name="T6"> : 두 마리를 교대로</text:span><text:span text:style-name="T8">「交互に</text:span><text:span text:style-name="T6"> 문질러 주었다</text:span><text:span text:style-name="T8">「してあげた</text:span><text:span text:style-name="T6">.</text:span></text:p>
            </text:list-item>
          </text:list>
        </text:list-item>
        <text:list-item>
          <text:p text:style-name="P136">طقس</text:p>
        </text:list-item>
      </text:list>
      <text:section text:style-name="Sect1" text:name="セクション1">
        <text:list xml:id="list30567686" text:continue-numbering="true" text:style-name="L103">
          <text:list-item>
            <text:list>
              <text:list-item>
                <text:p text:style-name="P137">ghaima~cloudy]غاأما</text:p>
              </text:list-item>
              <text:list-item>
                <text:p text:style-name="P124"><text:span text:style-name="T6"><text:s/>/ masa</text:span><text:span text:style-name="T9">U</text:span><text:span text:style-name="T6">~evening]مساء</text:span></text:p>
              </text:list-item>
              <text:list-item>
                <text:p text:style-name="P136">tamt^iru~raining]تمطر</text:p>
              </text:list-item>
            </text:list>
          </text:list-item>
        </text:list>
      </text:section>
      <text:list xml:id="list30584945" text:continue-numbering="true" text:style-name="L103">
        <text:list-item>
          <text:p text:style-name="P136"><text:soft-page-break/>музыка</text:p>
          <text:list>
            <text:list-item>
              <text:p text:style-name="P136">Я играл[played на клавиатуре[keyboard.</text:p>
            </text:list-item>
            <text:list-item>
              <text:p text:style-name="P136">Я записал[录了 свои пьесы[戏xi4.</text:p>
            </text:list-item>
            <text:list-item>
              <text:p text:style-name="P136">статьи[文章 на тему контрапункта[对位法. Я их читаю[看了.</text:p>
            </text:list-item>
          </text:list>
        </text:list-item>
        <text:list-item>
          <text:p text:style-name="P136">afuera[to outside</text:p>
          <text:list>
            <text:list-item>
              <text:p text:style-name="P136">ayer[어제 por la tarde[밤에서, fui[갔다 a la tienda[가게, que esta´ cerca[근처에 있는. / ¿por que´ fui alli´ ? ~~ fui alli´ a comprar[사러 갔다. alimento[음식.</text:p>
            </text:list-item>
          </text:list>
        </text:list-item>
      </text:list>
      <text:p text:style-name="P9"/>
      <text:p text:style-name="P6">[/ XXX] 20200601_084811</text:p>
      <text:p text:style-name="P5"/>
      <text:p text:style-name="P15"/>
      <text:p text:style-name="P5"/>
      <text:p text:style-name="P6">[XXX] </text:p>
      <text:p text:style-name="P10">myself / diary / 20200601_135219</text:p>
      <text:p text:style-name="P10"/>
      <text:list xml:id="list7319110650699924026" text:style-name="L104">
        <text:list-item>
          <text:p text:style-name="P125">알게된 것</text:p>
          <text:list>
            <text:list-item>
              <text:p text:style-name="P125">재생<text:span text:style-name="T10">「再生</text:span> 가능 에너지. 그 에너지의 저장<text:span text:style-name="T10">「貯蔵</text:span> 형태로 액체 연료<text:span text:style-name="T10">「燃料</text:span>. / 저자에 따르면, 축전지<text:span text:style-name="T10">「蓄電池</text:span> 등의 수단보다 "중량<text:span text:style-name="T10">「重量</text:span>적으로" 더 좋다.</text:p>
            </text:list-item>
          </text:list>
        </text:list-item>
      </text:list>
      <text:p text:style-name="P9"/>
      <text:p text:style-name="P6">[/ XXX] </text:p>
      <text:p text:style-name="P2"/>
      <text:p text:style-name="P15"/>
      <text:p text:style-name="P6">[XXX] </text:p>
      <text:p text:style-name="P10">myself / diary / 20200602_060014</text:p>
      <text:p text:style-name="P10"/>
      <text:list xml:id="list4916490498067286438" text:style-name="L105">
        <text:list-item>
          <text:p text:style-name="P126">먹이주기</text:p>
          <text:list>
            <text:list-item>
              <text:p text:style-name="P126"><text:span text:style-name="T12">돈 </text:span><text:span text:style-name="T6">~ / </text:span><text:span text:style-name="T12">류 </text:span><text:span text:style-name="T6">~ / 두 </text:span><text:span text:style-name="T12">마리 </text:span><text:span text:style-name="T6">+</text:span></text:p>
            </text:list-item>
            <text:list-item>
              <text:p text:style-name="P138">비가 약간 <text:s/>내리고 있었다.</text:p>
            </text:list-item>
            <text:list-item>
              <text:p text:style-name="P126"><text:soft-page-break/><text:span text:style-name="T6">미케는 밖으로는</text:span><text:span text:style-name="T8">「外へは</text:span><text:span text:style-name="T6"> 나오지 않았다. 계속 울타리 안에 있었다.</text:span></text:p>
            </text:list-item>
            <text:list-item>
              <text:p text:style-name="P138">크로는 지상에 내려왔다. </text:p>
              <text:list>
                <text:list-item>
                  <text:p text:style-name="P138">일단 미케쪽으로 가서 먹이를 주었다.</text:p>
                </text:list-item>
                <text:list-item>
                  <text:p text:style-name="P126"><text:span text:style-name="T6">잠시 후 크로를 보면, 우산의 아래</text:span><text:span text:style-name="T8">「下</text:span><text:span text:style-name="T6">에 있어. 우산은 열려</text:span><text:span text:style-name="T8">「開いて</text:span><text:span text:style-name="T6"> 지상에 그대로</text:span><text:span text:style-name="T8">「そのまま</text:span><text:span text:style-name="T6"> 두고</text:span><text:span text:style-name="T8">「置いて</text:span><text:span text:style-name="T6">있어. 나에게서 우산을 내밀</text:span><text:span text:style-name="T8">「差し出す</text:span><text:span text:style-name="T6"> 때는 뒤로 물러나</text:span><text:span text:style-name="T8">「退いて</text:span><text:span text:style-name="T6"> 경계</text:span><text:span text:style-name="T8">「警戒</text:span><text:span text:style-name="T6">한다. </text:span></text:p>
                </text:list-item>
              </text:list>
            </text:list-item>
          </text:list>
        </text:list-item>
        <text:list-item>
          <text:p text:style-name="P126">신체</text:p>
        </text:list-item>
        <text:list-item>
          <text:p text:style-name="P126">음악</text:p>
        </text:list-item>
      </text:list>
      <text:p text:style-name="P9"/>
      <text:p text:style-name="P6">[/ XXX] 20200602_061637</text:p>
      <text:p text:style-name="P5"/>
      <text:p text:style-name="P15"/>
      <text:p text:style-name="P6">[XXX] </text:p>
      <text:p text:style-name="P10">myself / diary / 20200603_150259</text:p>
      <text:p text:style-name="P10"/>
      <text:list xml:id="list925601824786067305" text:style-name="L106">
        <text:list-item>
          <text:p text:style-name="P127">먹이주기</text:p>
          <text:list>
            <text:list-item>
              <text:p text:style-name="P127"><text:span text:style-name="T12">돈 </text:span><text:span text:style-name="T6">~ / </text:span><text:span text:style-name="T12">류 +</text:span><text:span text:style-name="T6"> / 두 </text:span><text:span text:style-name="T12">마리 </text:span><text:span text:style-name="T6">+</text:span></text:p>
            </text:list-item>
            <text:list-item>
              <text:p text:style-name="P127">류가 왔다. 옹벽에 도착한 때 이제 저기에 있었다. </text:p>
            </text:list-item>
            <text:list-item>
              <text:p text:style-name="P127">크로도 있었다. 돌출 울타리의 뒤에서 가만히<text:span text:style-name="T10">「じっと</text:span> 있다. 나가 옹벽의 아래에 와서도 크로는 나오지않는다.</text:p>
            </text:list-item>
            <text:list-item>
              <text:p text:style-name="P127">문득 옹벽의 앞 쪽으로 보면, 한 고양이의 그림자<text:span text:style-name="T10">「影</text:span>. </text:p>
            </text:list-item>
            <text:list-item>
              <text:p text:style-name="P127">짧은 동안 후 그 그림자는 류이라고 알려졌다<text:span text:style-name="T10">「分かった</text:span>.</text:p>
            </text:list-item>
          </text:list>
        </text:list-item>
        <text:list-item>
          <text:p text:style-name="P127">신체</text:p>
          <text:list>
            <text:list-item>
              <text:p text:style-name="P127">좌골<text:span text:style-name="T10">「坐骨</text:span>의 폐쇄 구멍<text:span text:style-name="T10">「閉鎖孔</text:span>의 연선<text:span text:style-name="T10">「沿線</text:span>. 그 부분. 누르변<text:span text:style-name="T10">「押すと</text:span> 기분이 좋다.</text:p>
            </text:list-item>
          </text:list>
        </text:list-item>
        <text:list-item>
          <text:p text:style-name="P127">음악</text:p>
          <text:list>
            <text:list-item>
              <text:p text:style-name="P127">대위법의 학습. </text:p>
            </text:list-item>
            <text:list-item>
              <text:p text:style-name="P127">현탁음 : 화음<text:span text:style-name="T10">「和音</text:span>1부터 화음2로 옮긴다<text:span text:style-name="T10">「移る</text:span>.<text:span text:style-name="T10"> </text:span></text:p>
              <text:list>
                <text:list-item>
                  <text:p text:style-name="P135">그러나 화음1의 구성음「構成音 중 하나를 화음2의 속에 남겨「残して 둔다「置く.</text:p>
                </text:list-item>
              </text:list>
            </text:list-item>
          </text:list>
        </text:list-item>
      </text:list>
      <text:p text:style-name="P9"/>
      <text:p text:style-name="P6">[/ XXX] 20200603_152709</text:p>
      <text:p text:style-name="P2"><text:soft-page-break/></text:p>
      <text:p text:style-name="P15"/>
      <text:p text:style-name="P6">[XXX] </text:p>
      <text:p text:style-name="P10">myself / diary / 20200604_095419</text:p>
      <text:p text:style-name="P10"/>
      <text:list xml:id="list4147801906075307775" text:style-name="L107">
        <text:list-item>
          <text:p text:style-name="P128">먹이주기</text:p>
          <text:list>
            <text:list-item>
              <text:p text:style-name="P128"><text:span text:style-name="T12">돈 </text:span><text:span text:style-name="T6">~ / </text:span><text:span text:style-name="T12">류 ~</text:span><text:span text:style-name="T6"> / 두 </text:span><text:span text:style-name="T12">마리 </text:span><text:span text:style-name="T6">+</text:span></text:p>
            </text:list-item>
            <text:list-item>
              <text:p text:style-name="P139">처음 크로만 있었다. 데굴데굴을 잠시 하고 있었다.</text:p>
            </text:list-item>
            <text:list-item>
              <text:p text:style-name="P128"><text:span text:style-name="T6">그러자, 계단 근처의 옹벽 쪽에서 고양이의 소리</text:span><text:span text:style-name="T8">「声</text:span><text:span text:style-name="T6">.</text:span></text:p>
            </text:list-item>
            <text:list-item>
              <text:p text:style-name="P128"><text:span text:style-name="T6">처음에는 돈이라고 생각했지만, 한 소리 당 길이</text:span><text:span text:style-name="T8">「長さ</text:span><text:span text:style-name="T6">, 높낮이</text:span><text:span text:style-name="T8">「高低</text:span><text:span text:style-name="T6">의 추이</text:span><text:span text:style-name="T8">「推移</text:span><text:span text:style-name="T6"> 에서 미케라고 알려졌다.</text:span></text:p>
            </text:list-item>
            <text:list-item>
              <text:p text:style-name="P139">크로는 별로 먹지 않는다.</text:p>
            </text:list-item>
          </text:list>
        </text:list-item>
        <text:list-item>
          <text:p text:style-name="P128">신체</text:p>
          <text:list>
            <text:list-item>
              <text:p text:style-name="P128">신체의 문지르. 시작했다. <text:s/>/ 자기<text:span text:style-name="T10">「寝る</text:span> 전<text:span text:style-name="T10">「前</text:span>에. 스톱워치<text:span text:style-name="T10">「ストップウオッチ</text:span>를 사용한다. 1 분 동안 문지르 계속한다.</text:p>
            </text:list-item>
          </text:list>
        </text:list-item>
        <text:list-item>
          <text:p text:style-name="P128">음악</text:p>
          <text:list>
            <text:list-item>
              <text:p text:style-name="P128">키보드. 계속하고 있어.</text:p>
            </text:list-item>
          </text:list>
        </text:list-item>
      </text:list>
      <text:p text:style-name="P9"/>
      <text:p text:style-name="P6">[/ XXX] 20200604_101639</text:p>
      <text:p text:style-name="P5"/>
      <text:p text:style-name="P15"/>
      <text:p text:style-name="P5"/>
      <text:p text:style-name="P6">[XXX] </text:p>
      <text:p text:style-name="P10">myself / diary / 20200605_093657</text:p>
      <text:p text:style-name="P10"/>
      <text:list xml:id="list1494347135689421116" text:style-name="L108">
        <text:list-item>
          <text:p text:style-name="P129">먹이주기</text:p>
          <text:list>
            <text:list-item>
              <text:p text:style-name="P129"><text:span text:style-name="T12">돈 </text:span><text:span text:style-name="T6">~ / </text:span><text:span text:style-name="T12">류 ~</text:span><text:span text:style-name="T6"> / 두 </text:span><text:span text:style-name="T12">마리 </text:span><text:span text:style-name="T6">+</text:span></text:p>
            </text:list-item>
            <text:list-item>
              <text:p text:style-name="P140">크로 : 자신으로 내려온다.</text:p>
              <text:list>
                <text:list-item>
                  <text:p text:style-name="P140">미케의 허리 문지르을 하고 있으면, 크로는 옹벽에 돌아와 버린다.</text:p>
                </text:list-item>
              </text:list>
            </text:list-item>
          </text:list>
        </text:list-item>
        <text:list-item>
          <text:p text:style-name="P129">신체</text:p>
          <text:list>
            <text:list-item>
              <text:p text:style-name="P129">척추<text:span text:style-name="T10">「脊椎</text:span>, 또한 더 특정하여<text:span text:style-name="T10">「特定して</text:span> 말하면, 요추가 아프다.</text:p>
              <text:list>
                <text:list-item>
                  <text:p text:style-name="P129"><text:soft-page-break/>어떤 아픔 일까라고 말하면, 뼈가 부러 질 것 같은 아픔 이에요.</text:p>
                </text:list-item>
              </text:list>
            </text:list-item>
          </text:list>
        </text:list-item>
        <text:list-item>
          <text:p text:style-name="P129">음악</text:p>
          <text:list>
            <text:list-item>
              <text:p text:style-name="P129">대위법. 3 목소리의 선율<text:span text:style-name="T10">「旋律</text:span>. 보고 있던 웹 페이지에는 3목소리의 곡을 작성하자라고 말하고 있었지만, 설명을 읽고, 실제로 1 소절<text:span text:style-name="T10">「小節</text:span>을 만들기 시작하면, 종이에 쓰지 않으면, 종이<text:span text:style-name="T10">「紙</text:span>에 쓰지<text:span text:style-name="T10">「書か</text:span> 않으면, 뭘 어떻게 하면 좋을지 전혀<text:span text:style-name="T10">「まったく</text:span> 명확게<text:span text:style-name="T10">「明らかに</text:span> 안 됩니다.</text:p>
            </text:list-item>
          </text:list>
        </text:list-item>
      </text:list>
      <text:p text:style-name="P9"/>
      <text:p text:style-name="P6">[/ XXX] 20200605_095958</text:p>
      <text:p text:style-name="P2"/>
      <text:p text:style-name="P15">@@@</text:p>
      <text:p text:style-name="P6">[XXX] </text:p>
      <text:p text:style-name="P10">myself / diary / 20200606_103436</text:p>
      <text:p text:style-name="P10"/>
      <text:list xml:id="list6275552217106799392" text:style-name="L109">
        <text:list-item>
          <text:p text:style-name="P130">먹이주기</text:p>
          <text:list>
            <text:list-item>
              <text:p text:style-name="P130"><text:span text:style-name="T12">돈 </text:span><text:span text:style-name="T6">~ / </text:span><text:span text:style-name="T12">류 ~</text:span><text:span text:style-name="T6"> / 두 </text:span><text:span text:style-name="T12">마리 </text:span><text:span text:style-name="T6">+</text:span></text:p>
            </text:list-item>
          </text:list>
        </text:list-item>
        <text:list-item>
          <text:p text:style-name="P130">신체</text:p>
        </text:list-item>
        <text:list-item>
          <text:p text:style-name="P130">음악</text:p>
        </text:list-item>
      </text:list>
      <text:p text:style-name="P9"/>
      <text:p text:style-name="P6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diary / XXX</text:p>
      <text:p text:style-name="P10"/>
      <text:list xml:id="list30561712" text:continue-list="list7319110650699924026" text:style-name="L104">
        <text:list-item>
          <text:p text:style-name="P125">먹이주기</text:p>
        </text:list-item>
        <text:list-item>
          <text:p text:style-name="P125">신체</text:p>
        </text:list-item>
        <text:list-item>
          <text:p text:style-name="P125">음악</text:p>
        </text:list-item>
      </text:list>
      <text:p text:style-name="P9"/>
      <text:p text:style-name="P6"><text:soft-page-break/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0591866" text:continue-list="list30578910" text:style-name="L73">
        <text:list-item>
          <text:p text:style-name="P11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20">1</text:p>
          </table:table-cell>
          <table:table-cell table:style-name="表5.B1" office:value-type="string">
            <text:p text:style-name="P19">天気</text:p>
          </table:table-cell>
          <table:table-cell table:style-name="表5.C1" office:value-type="string">
            <text:p text:style-name="P21"/>
          </table:table-cell>
        </table:table-row>
        <table:table-row>
          <table:table-cell table:style-name="表5.A2" office:value-type="float" office:value="2">
            <text:p text:style-name="P20">2</text:p>
          </table:table-cell>
          <table:table-cell table:style-name="表5.B2" office:value-type="string">
            <text:p text:style-name="P19">餌やり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3">
            <text:p text:style-name="P20">3</text:p>
          </table:table-cell>
          <table:table-cell table:style-name="表5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4">
            <text:p text:style-name="P20">4</text:p>
          </table:table-cell>
          <table:table-cell table:style-name="表5.B2" office:value-type="string">
            <text:p text:style-name="P19">思ったこと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5">
            <text:p text:style-name="P20">5</text:p>
          </table:table-cell>
          <table:table-cell table:style-name="表5.B2" office:value-type="string">
            <text:p text:style-name="P19">出来事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11">
            <text:p text:style-name="P20">11</text:p>
          </table:table-cell>
          <table:table-cell table:style-name="表5.B2" office:value-type="string">
            <text:p text:style-name="P19">やらず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6">
            <text:p text:style-name="P20">6</text:p>
          </table:table-cell>
          <table:table-cell table:style-name="表5.B2" office:value-type="string">
            <text:p text:style-name="P19">止めた / 止めよう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8">
            <text:p text:style-name="P22">8</text:p>
          </table:table-cell>
          <table:table-cell table:style-name="表5.B2" office:value-type="string">
            <text:p text:style-name="P19">気づいた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14">
            <text:p text:style-name="P20">14</text:p>
          </table:table-cell>
          <table:table-cell table:style-name="表5.B2" office:value-type="string">
            <text:p text:style-name="P19">新しい</text:p>
          </table:table-cell>
          <table:table-cell table:style-name="表5.C2" office:value-type="string">
            <text:p text:style-name="P21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20">1</text:p>
          </table:table-cell>
          <table:table-cell table:style-name="表2.B1" office:value-type="string">
            <text:p text:style-name="P19">天気</text:p>
          </table:table-cell>
          <table:table-cell table:style-name="表2.A1" office:value-type="float" office:value="9">
            <text:p text:style-name="P20">9</text:p>
          </table:table-cell>
          <table:table-cell table:style-name="表2.D1" office:value-type="string">
            <text:p text:style-name="P19">思い出したこと</text:p>
          </table:table-cell>
        </table:table-row>
        <table:table-row>
          <table:table-cell table:style-name="表2.A2" office:value-type="float" office:value="2">
            <text:p text:style-name="P20">2</text:p>
          </table:table-cell>
          <table:table-cell table:style-name="表2.B2" office:value-type="string">
            <text:p text:style-name="P19">餌やり</text:p>
          </table:table-cell>
          <table:table-cell table:style-name="表2.A2" office:value-type="float" office:value="10">
            <text:p text:style-name="P20">10</text:p>
          </table:table-cell>
          <table:table-cell table:style-name="表2.D2" office:value-type="string">
            <text:p text:style-name="P19">やった</text:p>
          </table:table-cell>
        </table:table-row>
        <table:table-row>
          <table:table-cell table:style-name="表2.A2" office:value-type="float" office:value="3">
            <text:p text:style-name="P20">3</text:p>
          </table:table-cell>
          <table:table-cell table:style-name="表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20">11</text:p>
          </table:table-cell>
          <table:table-cell table:style-name="表2.D2" office:value-type="string">
            <text:p text:style-name="P19">やらず</text:p>
          </table:table-cell>
        </table:table-row>
        <table:table-row>
          <table:table-cell table:style-name="表2.A2" office:value-type="float" office:value="4">
            <text:p text:style-name="P20">4</text:p>
          </table:table-cell>
          <table:table-cell table:style-name="表2.B2" office:value-type="string">
            <text:p text:style-name="P19">思ったこと</text:p>
          </table:table-cell>
          <table:table-cell table:style-name="表2.A2" office:value-type="float" office:value="12">
            <text:p text:style-name="P20">12</text:p>
          </table:table-cell>
          <table:table-cell table:style-name="表2.D2" office:value-type="string">
            <text:p text:style-name="P19">知ったこと</text:p>
          </table:table-cell>
        </table:table-row>
        <text:soft-page-break/>
        <table:table-row>
          <table:table-cell table:style-name="表2.A2" office:value-type="float" office:value="5">
            <text:p text:style-name="P20">5</text:p>
          </table:table-cell>
          <table:table-cell table:style-name="表2.B2" office:value-type="string">
            <text:p text:style-name="P19">出来事</text:p>
          </table:table-cell>
          <table:table-cell table:style-name="表2.A2" office:value-type="float" office:value="13">
            <text:p text:style-name="P20">13</text:p>
          </table:table-cell>
          <table:table-cell table:style-name="表2.D2" office:value-type="string">
            <text:p text:style-name="P19">やろう</text:p>
          </table:table-cell>
        </table:table-row>
        <table:table-row>
          <table:table-cell table:style-name="表2.A2" office:value-type="float" office:value="6">
            <text:p text:style-name="P20">6</text:p>
          </table:table-cell>
          <table:table-cell table:style-name="表2.B2" office:value-type="string">
            <text:p text:style-name="P19">止めた / 止めよう</text:p>
          </table:table-cell>
          <table:table-cell table:style-name="表2.A2" office:value-type="float" office:value="14">
            <text:p text:style-name="P20">14</text:p>
          </table:table-cell>
          <table:table-cell table:style-name="表2.D2" office:value-type="string">
            <text:p text:style-name="P19">新しい</text:p>
          </table:table-cell>
        </table:table-row>
        <table:table-row>
          <table:table-cell table:style-name="表2.A2" office:value-type="float" office:value="7">
            <text:p text:style-name="P20">7</text:p>
          </table:table-cell>
          <table:table-cell table:style-name="表2.B2" office:value-type="string">
            <text:p text:style-name="P19">始めた<text:span text:style-name="T10"> / 初めて</text:span></text:p>
          </table:table-cell>
          <table:table-cell table:style-name="表2.A2" office:value-type="float" office:value="15">
            <text:p text:style-name="P20">15</text:p>
          </table:table-cell>
          <table:table-cell table:style-name="表2.D2" office:value-type="string">
            <text:p text:style-name="P19">その他</text:p>
          </table:table-cell>
        </table:table-row>
        <table:table-row>
          <table:table-cell table:style-name="表2.A2" office:value-type="float" office:value="8">
            <text:p text:style-name="P22">8</text:p>
          </table:table-cell>
          <table:table-cell table:style-name="表2.B2" office:value-type="string">
            <text:p text:style-name="P19">気づいた</text:p>
          </table:table-cell>
          <table:table-cell table:style-name="表2.A2" office:value-type="float" office:value="16">
            <text:p text:style-name="P20">16</text:p>
          </table:table-cell>
          <table:table-cell table:style-name="表2.D2" office:value-type="string">
            <text:p text:style-name="P12">明日</text:p>
          </table:table-cell>
        </table:table-row>
        <table:table-row>
          <table:table-cell table:style-name="表2.A2">
            <text:p text:style-name="P22"/>
          </table:table-cell>
          <table:table-cell table:style-name="表2.B2" office:value-type="string">
            <text:p text:style-name="P19"/>
          </table:table-cell>
          <table:table-cell table:style-name="表2.A2" office:value-type="float" office:value="17">
            <text:p text:style-name="P20">17</text:p>
          </table:table-cell>
          <table:table-cell table:style-name="表2.D2" office:value-type="string">
            <text:p text:style-name="P12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9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  <table:table-row>
          <table:table-cell table:style-name="表6.A2" office:value-type="string">
            <text:p text:style-name="P19">p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p text:style-name="P8"/>
      <text:p text:style-name="P18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06T10:35:07.83</dc:date>
    <dc:creator>iwabuchi ken</dc:creator>
    <meta:editing-duration>P1DT6H56M29S</meta:editing-duration>
    <meta:editing-cycles>195</meta:editing-cycles>
    <meta:generator>OpenOffice/4.1.3$Win32 OpenOffice.org_project/413m1$Build-9783</meta:generator>
    <meta:document-statistic meta:table-count="25" meta:image-count="0" meta:object-count="0" meta:page-count="52" meta:paragraph-count="1011" meta:word-count="19109" meta:character-count="25378"/>
  </office:meta>
</office:document-meta>
</file>